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38" style:family="table-column">
      <style:table-column-properties fo:break-before="auto" style:column-width="55.5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31" style:family="table-column">
      <style:table-column-properties fo:break-before="auto" style:column-width="40.9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102.9pt"/>
    </style:style>
    <style:style style:name="co75" style:family="table-column">
      <style:table-column-properties fo:break-before="auto" style:column-width="211.49pt"/>
    </style:style>
    <style:style style:name="co76" style:family="table-column">
      <style:table-column-properties fo:break-before="auto" style:column-width="96.04pt"/>
    </style:style>
    <style:style style:name="co77" style:family="table-column">
      <style:table-column-properties fo:break-before="auto" style:column-width="52.44pt"/>
    </style:style>
    <style:style style:name="co78" style:family="table-column">
      <style:table-column-properties fo:break-before="auto" style:column-width="53.26pt"/>
    </style:style>
    <style:style style:name="co79" style:family="table-column">
      <style:table-column-properties fo:break-before="auto" style:column-width="50.94pt"/>
    </style:style>
    <style:style style:name="co80" style:family="table-column">
      <style:table-column-properties fo:break-before="auto" style:column-width="57.09pt"/>
    </style:style>
    <style:style style:name="co81" style:family="table-column">
      <style:table-column-properties fo:break-before="auto" style:column-width="49.69pt"/>
    </style:style>
    <style:style style:name="co82" style:family="table-column">
      <style:table-column-properties fo:break-before="auto" style:column-width="52.3pt"/>
    </style:style>
    <style:style style:name="co83" style:family="table-column">
      <style:table-column-properties fo:break-before="auto" style:column-width="189.8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13.24pt" fo:break-before="auto" style:use-optimal-row-height="true"/>
    </style:style>
    <style:style style:name="ro14" style:family="table-row">
      <style:table-row-properties style:row-height="14.06pt" fo:break-before="auto" style:use-optimal-row-height="true"/>
    </style:style>
    <style:style style:name="ro16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wrap-option="wrap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99" style:family="table-cell" style:parent-style-name="Default">
      <style:table-cell-properties fo:wrap-option="wrap" style:vertical-align="middle"/>
    </style:style>
    <style:style style:name="ce20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0" style:family="table-cell" style:parent-style-name="Default" style:data-style-name="N42"/>
    <style:style style:name="ce21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style:vertical-align="middle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3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4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4" style:family="table-cell" style:parent-style-name="Default">
      <style:table-cell-properties fo:border-bottom="0.74pt solid #000000" fo:border-left="none" fo:border-right="none" fo:border-top="none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2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2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9" style:family="table-cell" style:parent-style-name="Default" style:data-style-name="N42">
      <style:table-cell-properties style:vertical-align="middle"/>
    </style:style>
    <style:style style:name="ce29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9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9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99" style:family="table-cell" style:parent-style-name="Default">
      <style:table-cell-properties fo:wrap-option="wrap" style:vertical-align="middle"/>
      <style:text-properties style:use-window-font-color="true"/>
    </style:style>
    <style:style style:name="ce300" style:family="table-cell" style:parent-style-name="Default">
      <style:text-properties style:use-window-font-color="true"/>
    </style:style>
    <style:style style:name="ce30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03" style:family="table-cell" style:parent-style-name="Default">
      <style:text-properties fo:font-size="12pt" style:font-size-asian="12pt" style:font-size-complex="12pt"/>
    </style:style>
    <style:style style:name="ce30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>
      <style:table-cell-properties fo:border-bottom="none" fo:border-left="none" fo:border-right="none" fo:border-top="0.74pt solid #000000"/>
    </style:style>
    <style:style style:name="ce307" style:family="table-cell" style:parent-style-name="Default">
      <style:table-cell-properties fo:border-bottom="0.74pt solid #000000" fo:wrap-option="wrap" fo:border-left="none" fo:border-right="none" fo:border-top="none"/>
    </style:style>
    <style:style style:name="ce308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9" style:family="table-cell" style:parent-style-name="Default">
      <style:text-properties fo:color="#666666"/>
    </style:style>
    <style:style style:name="ce310" style:family="table-cell" style:parent-style-name="Default">
      <style:table-cell-properties fo:wrap-option="wrap"/>
      <style:text-properties style:use-window-font-color="true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1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1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1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2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2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2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2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2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2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3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34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37"/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6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="none"/>
    </style:style>
    <style:style style:name="ce37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1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1pt" fo:font-weight="normal" style:font-size-asian="11pt" style:font-size-complex="11pt" style:font-weight-asian="normal" style:font-weight-complex="normal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3" style:family="text">
      <style:text-properties style:font-name="Liberation Sans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3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3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 style:font-weight-asian="bold" style:font-weight-complex="bold"/>
    </style:style>
    <style:style style:name="T4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9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197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205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19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20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209" office:value-type="string" calcext:value-type="string" table:number-columns-spanned="2" table:number-rows-spanned="1">
            <text:p>Facebook</text:p>
          </table:table-cell>
          <table:covered-table-cell/>
          <table:table-cell table:style-name="ce209" office:value-type="string" calcext:value-type="string" table:number-columns-spanned="2" table:number-rows-spanned="1">
            <text:p>LinkedIn</text:p>
          </table:table-cell>
          <table:covered-table-cell/>
          <table:table-cell table:style-name="ce20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193" office:value-type="string" calcext:value-type="string">
            <text:p>Site</text:p>
          </table:table-cell>
          <table:table-cell table:style-name="ce196" office:value-type="string" calcext:value-type="string">
            <text:p>Post Content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211" office:value-type="string" calcext:value-type="string">
            <text:p>Comments</text:p>
          </table:table-cell>
          <table:table-cell table:style-name="ce196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4"/>
          <table:table-cell table:style-name="ce198" office:value-type="string" calcext:value-type="string">
            <text:p>VPP Ebook Excerpt: Mondrian’s Optimism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14H30M00S" calcext:value-type="time">
            <text:p>02:30 PM</text:p>
          </table:table-cell>
          <table:table-cell table:style-name="ce202"/>
          <table:table-cell table:style-name="ce207"/>
          <table:table-cell table:style-name="ce202"/>
          <table:table-cell table:style-name="ce207"/>
          <table:table-cell table:style-name="ce202"/>
          <table:table-cell table:style-name="ce207"/>
          <table:table-cell table:style-name="ce198" office:value-type="string" calcext:value-type="string">
            <text:p>https://medium.com/@tomwhartung/piet-mondrians-optimism-book-excerpt-7d9ac56f65e9</text:p>
          </table:table-cell>
          <table:table-cell table:style-name="ce202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VPP Ebook Excerpt: Bibliography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197" office:value-type="string" calcext:value-type="string">
            <text:p>Visualizing GoT Personalities Ebook Excerpt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Team Washington: With Jefferson and Hamilton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17H30M00S" calcext:value-type="time">
            <text:p>05:3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 office:value-type="string" calcext:value-type="string">
            <text:p>Announcement on ArtsyVisions page also shared from tomwhartung page – see facebook/1-initial_post.txt</text:p>
          </table:table-cell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Brief post about 19 books read and 1 written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7" office:value-type="time" office:time-value="PT15H00M00S" calcext:value-type="time">
            <text:p>03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/>
          <table:table-cell table:style-name="ce197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Cory’s book United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8H15M00S" calcext:value-type="time">
            <text:p>06:15 PM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Kirsten’s book Off the Sidelines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8H15M00S" calcext:value-type="time">
            <text:p>06:15 PM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2H00M00S" calcext:value-type="time">
            <text:p>10:00 PM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2H00M00S" calcext:value-type="time">
            <text:p>10:00 PM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Why Bernie Sanders Matters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22H00M00S" calcext:value-type="time">
            <text:p>10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1H15M00S" calcext:value-type="time">
            <text:p>11:15 A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1H15M00S" calcext:value-type="time">
            <text:p>11:15 A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Mitch’s book The Long Game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20H00M00S" calcext:value-type="time">
            <text:p>08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20H00M00S" calcext:value-type="time">
            <text:p>08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Joe Biden, A Life of Trial and Redemption</text:p>
          </table:table-cell>
          <table:table-cell table:style-name="ce203" office:value-type="date" office:date-value="2019-10-06" calcext:value-type="date">
            <text:p>2019-10-06</text:p>
          </table:table-cell>
          <table:table-cell table:style-name="ce206" office:value-type="time" office:time-value="PT00H30M00S" calcext:value-type="time">
            <text:p>12:30 A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1H00M00S" calcext:value-type="time">
            <text:p>11:00 A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1H00M00S" calcext:value-type="time">
            <text:p>11:00 A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The Hill to Die On</text:p>
          </table:table-cell>
          <table:table-cell table:style-name="ce203" office:value-type="date" office:date-value="2019-10-06" calcext:value-type="date">
            <text:p>2019-10-06</text:p>
          </table:table-cell>
          <table:table-cell table:style-name="ce206" office:value-type="time" office:time-value="PT14H00M00S" calcext:value-type="time">
            <text:p>02:00 P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2H10M00S" calcext:value-type="time">
            <text:p>10:10 P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2H10M00S" calcext:value-type="time">
            <text:p>10:10 P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Michael’s book Land of Flickering Lights</text:p>
          </table:table-cell>
          <table:table-cell table:style-name="ce203" office:value-type="date" office:date-value="2019-10-06" calcext:value-type="date">
            <text:p>2019-10-06</text:p>
          </table:table-cell>
          <table:table-cell table:style-name="ce206" office:value-type="time" office:time-value="PT18H00M00S" calcext:value-type="time">
            <text:p>06:00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11H50M00S" calcext:value-type="time">
            <text:p>11:50 A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11H50M00S" calcext:value-type="time">
            <text:p>11:50 A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Amy’s book The Senator Next Door</text:p>
          </table:table-cell>
          <table:table-cell table:style-name="ce203" office:value-type="date" office:date-value="2019-10-07" calcext:value-type="date">
            <text:p>2019-10-07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23H45M00S" calcext:value-type="time">
            <text:p>11:45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23H00M00S" calcext:value-type="time">
            <text:p>11:00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Pete’s book Shortest Way Home</text:p>
          </table:table-cell>
          <table:table-cell table:style-name="ce203" office:value-type="date" office:date-value="2019-10-07" calcext:value-type="date">
            <text:p>2019-10-07</text:p>
          </table:table-cell>
          <table:table-cell table:style-name="ce206" office:value-type="time" office:time-value="PT00H30M00S" calcext:value-type="time">
            <text:p>12:30 A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00M00S" calcext:value-type="time">
            <text:p>02:0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Mike’s book Pence, Path to Power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00M00S" calcext:value-type="time">
            <text:p>02:0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Nancy’s book Woman of the House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5H45M00S" calcext:value-type="time">
            <text:p>03:45 PM</text:p>
          </table:table-cell>
          <table:table-cell table:style-name="ce203" office:value-type="date" office:date-value="2019-10-12" calcext:value-type="date">
            <text:p>2019-10-12</text:p>
          </table:table-cell>
          <table:table-cell table:style-name="ce206" office:value-type="time" office:time-value="PT15H20M00S" calcext:value-type="time">
            <text:p>03:20 PM</text:p>
          </table:table-cell>
          <table:table-cell table:style-name="ce203" office:value-type="date" office:date-value="2019-10-12" calcext:value-type="date">
            <text:p>2019-10-12</text:p>
          </table:table-cell>
          <table:table-cell table:style-name="ce206" office:value-type="time" office:time-value="PT17H00M00S" calcext:value-type="time">
            <text:p>05:00 PM</text:p>
          </table:table-cell>
          <table:table-cell table:style-name="ce203" office:value-type="date" office:date-value="2019-10-12" calcext:value-type="date">
            <text:p>2019-10-12</text:p>
          </table:table-cell>
          <table:table-cell table:style-name="ce206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Bannon, Always the Rebel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13" calcext:value-type="date">
            <text:p>2019-10-13</text:p>
          </table:table-cell>
          <table:table-cell table:style-name="ce206" office:value-type="time" office:time-value="PT16H00M00S" calcext:value-type="time">
            <text:p>04:00 PM</text:p>
          </table:table-cell>
          <table:table-cell table:style-name="ce203" office:value-type="date" office:date-value="2019-10-13" calcext:value-type="date">
            <text:p>2019-10-13</text:p>
          </table:table-cell>
          <table:table-cell table:style-name="ce206" office:value-type="time" office:time-value="PT16H00M00S" calcext:value-type="time">
            <text:p>04:00 PM</text:p>
          </table:table-cell>
          <table:table-cell table:style-name="ce203" office:value-type="date" office:date-value="2019-10-13" calcext:value-type="date">
            <text:p>2019-10-13</text:p>
          </table:table-cell>
          <table:table-cell table:style-name="ce206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Kamala’s book The Truths We Hold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8H00M00S" calcext:value-type="time">
            <text:p>06:00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Elizabeth Warren, Her Fight, Her Work, Her Life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4H15M00S" calcext:value-type="time">
            <text:p>02:15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1H45M00S" calcext:value-type="time">
            <text:p>11:45 A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1H45M00S" calcext:value-type="time">
            <text:p>11:45 A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Bernie’s book Guide to Political Revolution</text:p>
          </table:table-cell>
          <table:table-cell table:style-name="ce203" office:value-type="date" office:date-value="2019-10-07" calcext:value-type="date">
            <text:p>2019-10-07</text:p>
          </table:table-cell>
          <table:table-cell table:style-name="ce206" office:value-type="time" office:time-value="PT14H50M00S" calcext:value-type="time">
            <text:p>02:50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22H45M00S" calcext:value-type="time">
            <text:p>10:45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22H45M00S" calcext:value-type="time">
            <text:p>10:45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197" office:value-type="string" calcext:value-type="string">
            <text:p>Review of Just How Stupid Are We?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200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201" office:value-type="string" calcext:value-type="string">
            <text:p>See one_and_few_offs sheet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17H30M00S" calcext:value-type="time">
            <text:p>05:3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Brief post about 19 books read and 1 written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7" office:value-type="time" office:time-value="PT15H00M00S" calcext:value-type="time">
            <text:p>03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VPP Ebook Excerpt: Team Nat-po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 table:number-rows-repeated="3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7">
          <table:table-cell table:style-name="ce195"/>
          <table:table-cell table:style-name="ce199" office:value-type="string" calcext:value-type="string">
            <text:p>VPP Ebook Excerpt: Appendix B – Process</text:p>
          </table:table-cell>
          <table:table-cell table:style-name="ce203" office:value-type="date" office:date-value="2019-09-29" calcext:value-type="date">
            <text:p>2019-09-29</text:p>
          </table:table-cell>
          <table:table-cell table:style-name="ce207" office:value-type="time" office:time-value="PT00H30M00S" calcext:value-type="time">
            <text:p>12:30 A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Brief post about 19 books read and 1 written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7" office:value-type="time" office:time-value="PT15H00M00S" calcext:value-type="time">
            <text:p>03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24"> seeourminds.com</text:span>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21H00M00S" calcext:value-type="time">
            <text:p>09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 office:value-type="string" calcext:value-type="string">
            <text:p>Retweeted by @tomwhartung 2019-09-28 at 9:00</text:p>
          </table:table-cell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4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10"/>
          <table:table-cell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10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213"/>
        <table:table-column table:style-name="co8" table:default-cell-style-name="ce227"/>
        <table:table-column table:style-name="co9" table:default-cell-style-name="ce227"/>
        <table:table-column table:style-name="co10" table:default-cell-style-name="ce227"/>
        <table:table-column table:style-name="co11" table:default-cell-style-name="ce242"/>
        <table:table-column table:style-name="co12" table:default-cell-style-name="ce202"/>
        <table:table-column table:style-name="co13" table:default-cell-style-name="ce212"/>
        <table:table-column table:style-name="co14" table:default-cell-style-name="ce212"/>
        <table:table-column table:style-name="co15" table:default-cell-style-name="ce212"/>
        <table:table-column table:style-name="co16" table:default-cell-style-name="ce212"/>
        <table:table-column table:style-name="co17" table:default-cell-style-name="ce212"/>
        <table:table-column table:style-name="co16" table:default-cell-style-name="ce212"/>
        <table:table-column table:style-name="co18" table:default-cell-style-name="ce212"/>
        <table:table-column table:style-name="co19" table:default-cell-style-name="ce212"/>
        <table:table-column table:style-name="co20" table:default-cell-style-name="ce212"/>
        <table:table-column table:style-name="co3" table:default-cell-style-name="ce212"/>
        <table:table-column table:style-name="co15" table:default-cell-style-name="ce212"/>
        <table:table-column table:style-name="co13" table:default-cell-style-name="ce212"/>
        <table:table-column table:style-name="co21" table:default-cell-style-name="ce199"/>
        <table:table-column table:style-name="co5" table:default-cell-style-name="ce199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2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4" office:value-type="string" calcext:value-type="string">
            <text:p>Pre-</text:p>
          </table:table-cell>
          <table:table-cell table:style-name="ce193" office:value-type="string" calcext:value-type="string">
            <text:p>Post</text:p>
          </table:table-cell>
          <table:table-cell table:style-name="ce193" office:value-type="string" calcext:value-type="string" table:number-columns-spanned="2" table:number-rows-spanned="1">
            <text:p>Day to</text:p>
          </table:table-cell>
          <table:covered-table-cell/>
          <table:table-cell table:style-name="ce243" office:value-type="string" calcext:value-type="string">
            <text:p>Image Content and</text:p>
          </table:table-cell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 table:number-columns-repeated="2"/>
          <table:table-cell table:number-columns-repeated="1004"/>
        </table:table-row>
        <table:table-row table:style-name="ro4">
          <table:table-cell table:style-name="ce193" office:value-type="string" calcext:value-type="string">
            <text:p>fix</text:p>
          </table:table-cell>
          <table:table-cell table:style-name="ce193" office:value-type="string" calcext:value-type="string">
            <text:p>No.</text:p>
          </table:table-cell>
          <table:table-cell table:style-name="ce193" office:value-type="string" calcext:value-type="string" table:number-columns-spanned="2" table:number-rows-spanned="1">
            <text:p>Drip It</text:p>
          </table:table-cell>
          <table:covered-table-cell table:style-name="ce193"/>
          <table:table-cell table:style-name="ce243" office:value-type="string" calcext:value-type="string">
            <text:p>Portrait, If Applicable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style-name="ce291"/>
          <table:table-cell table:number-columns-repeated="1004"/>
        </table:table-row>
        <table:table-row table:style-name="ro9">
          <table:table-cell table:style-name="ce215"/>
          <table:table-cell table:number-columns-repeated="3"/>
          <table:table-cell table:style-name="ce244"/>
          <table:table-cell table:style-name="ce258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91" table:number-columns-repeated="2"/>
          <table:table-cell table:number-columns-repeated="1004"/>
        </table:table-row>
        <table:table-row table:style-name="ro10">
          <table:table-cell table:style-name="ce216" office:value-type="string" calcext:value-type="string">
            <text:p>0a</text:p>
          </table:table-cell>
          <table:table-cell table:style-name="ce228" office:value-type="float" office:value="1" calcext:value-type="float">
            <text:p>1</text:p>
          </table:table-cell>
          <table:table-cell table:style-name="ce232" office:value-type="string" calcext:value-type="string">
            <text:p>Thu</text:p>
          </table:table-cell>
          <table:table-cell table:style-name="ce235" office:value-type="date" office:date-value="2020-02-13" calcext:value-type="date">
            <text:p>02-13</text:p>
          </table:table-cell>
          <table:table-cell table:style-name="ce245" office:value-type="string" calcext:value-type="string">
            <text:p>0a-my_process – Introduce the 6-Step Process</text:p>
          </table:table-cell>
          <table:table-cell table:style-name="ce259" office:value-type="string" calcext:value-type="string">
            <text:p>A-AP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92" office:value-type="string" calcext:value-type="string">
            <text:p>0a-my_process</text:p>
          </table:table-cell>
          <table:table-cell table:style-name="ce291"/>
          <table:table-cell table:number-columns-repeated="1004"/>
        </table:table-row>
        <table:table-row table:style-name="ro10">
          <table:table-cell table:style-name="ce217" office:value-type="string" calcext:value-type="string">
            <text:p>0b</text:p>
          </table:table-cell>
          <table:table-cell table:style-name="ce229" office:value-type="float" office:value="2" calcext:value-type="float">
            <text:p>2</text:p>
          </table:table-cell>
          <table:table-cell table:style-name="ce231" office:value-type="string" calcext:value-type="string">
            <text:p>Fri</text:p>
          </table:table-cell>
          <table:table-cell table:style-name="ce236" office:value-type="date" office:date-value="2020-02-14" calcext:value-type="date">
            <text:p>02-14</text:p>
          </table:table-cell>
          <table:table-cell table:style-name="ce246" office:value-type="string" calcext:value-type="string">
            <text:p>0b-it_evolves-tomh_1987 – <text:span text:style-name="T3">Tom H 1987</text:span></text:p>
          </table:table-cell>
          <table:table-cell table:style-name="ce260" office:value-type="string" calcext:value-type="string">
            <text:p>A-AP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93" office:value-type="string" calcext:value-type="string">
            <text:p>0b-it_evolves-tomh_1987</text:p>
          </table:table-cell>
          <table:table-cell table:style-name="ce291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1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7" office:value-type="date" office:date-value="2020-02-15" calcext:value-type="date">
            <text:p>02-15</text:p>
          </table:table-cell>
          <table:table-cell table:style-name="ce247" office:value-type="string" calcext:value-type="string">
            <text:p>1a-step_1 – Learn about the person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94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21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7" office:value-type="date" office:date-value="2020-02-16" calcext:value-type="date">
            <text:p>02-16</text:p>
          </table:table-cell>
          <table:table-cell table:style-name="ce247" office:value-type="string" calcext:value-type="string">
            <text:p>1b-jeffersons_profile – <text:span text:style-name="T3">Thomas Jefferson</text:span>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9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21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7" office:value-type="date" office:date-value="2020-02-17" calcext:value-type="date">
            <text:p>02-17</text:p>
          </table:table-cell>
          <table:table-cell table:style-name="ce247" office:value-type="string" calcext:value-type="string">
            <text:p>1c-hamiltons_profile-1 – <text:span text:style-name="T3">Alexander Hamilton</text:span>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9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21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3" office:value-type="string" calcext:value-type="string">
            <text:p>Tue</text:p>
          </table:table-cell>
          <table:table-cell table:style-name="ce238" office:value-type="date" office:date-value="2020-02-18" calcext:value-type="date">
            <text:p>02-18</text:p>
          </table:table-cell>
          <table:table-cell table:style-name="ce248" office:value-type="string" calcext:value-type="string">
            <text:p><text:span text:style-name="T4">1d-combo_image – </text:span>Jefferson &amp; Hamilton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94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2a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hu</text:p>
          </table:table-cell>
          <table:table-cell table:style-name="ce239" office:value-type="date" office:date-value="2020-02-20" calcext:value-type="date">
            <text:p>02-20</text:p>
          </table:table-cell>
          <table:table-cell table:style-name="ce249" office:value-type="string" calcext:value-type="string">
            <text:p>2a-step_2 – Step 2 – Answer a questionnaire</text:p>
          </table:table-cell>
          <table:table-cell table:style-name="ce232" office:value-type="string" calcext:value-type="string">
            <text:p>SOM-QZ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92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219" office:value-type="string" calcext:value-type="string">
            <text:p>2b</text:p>
          </table:table-cell>
          <table:table-cell table:style-name="ce230" office:value-type="float" office:value="8" calcext:value-type="float">
            <text:p>8</text:p>
          </table:table-cell>
          <table:table-cell table:style-name="ce234" office:value-type="string" calcext:value-type="string">
            <text:p>Fri</text:p>
          </table:table-cell>
          <table:table-cell table:style-name="ce240" office:value-type="date" office:date-value="2020-02-21" calcext:value-type="date">
            <text:p>02-21</text:p>
          </table:table-cell>
          <table:table-cell table:style-name="ce250" office:value-type="string" calcext:value-type="string">
            <text:p>2b-tomh-humanmetrics – <text:span text:style-name="T3">Tom H Humanmetrics </text:span><text:span text:style-name="T5">– </text:span><text:span text:style-name="T26">later</text:span></text:p>
          </table:table-cell>
          <table:table-cell table:style-name="ce261" office:value-type="string" calcext:value-type="string">
            <text:p>SOM-QZ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95" office:value-type="string" calcext:value-type="string">
            <text:p>2b-tomh-humanmetrics</text:p>
          </table:table-cell>
          <table:table-cell table:style-name="ce299"/>
          <table:table-cell table:style-name="ce300" table:number-columns-repeated="1004"/>
        </table:table-row>
        <table:table-row table:style-name="ro11">
          <table:table-cell table:style-name="ce22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3" office:value-type="string" calcext:value-type="string">
            <text:p>Sat</text:p>
          </table:table-cell>
          <table:table-cell table:style-name="ce238" office:value-type="date" office:date-value="2020-02-22" calcext:value-type="date">
            <text:p>02-22</text:p>
          </table:table-cell>
          <table:table-cell table:style-name="ce24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94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221" office:value-type="string" calcext:value-type="string">
            <text:p>2d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string" calcext:value-type="string">
            <text:p>Sun</text:p>
          </table:table-cell>
          <table:table-cell table:style-name="ce236" office:value-type="date" office:date-value="2020-02-23" calcext:value-type="date">
            <text:p>02-23</text:p>
          </table:table-cell>
          <table:table-cell table:style-name="ce251" office:value-type="string" calcext:value-type="string">
            <text:p><text:span text:style-name="T4">2d-combo_image – </text:span>Humanmetrics &amp; MBTI</text:p>
          </table:table-cell>
          <table:table-cell table:style-name="ce229" office:value-type="string" calcext:value-type="string">
            <text:p>SOM-QZ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93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7" office:value-type="date" office:date-value="2020-02-25" calcext:value-type="date">
            <text:p>02-25</text:p>
          </table:table-cell>
          <table:table-cell table:style-name="ce247" office:value-type="string" calcext:value-type="string">
            <text:p>3a-step_3 – Use a program to draw – later</text:p>
          </table:table-cell>
          <table:table-cell table:style-name="ce227" office:value-type="string" calcext:value-type="string">
            <text:p>GROJA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96" office:value-type="string" calcext:value-type="string">
            <text:p>3a-step_3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2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3" office:value-type="string" calcext:value-type="string">
            <text:p>Wed</text:p>
          </table:table-cell>
          <table:table-cell table:style-name="ce238" office:value-type="date" office:date-value="2020-02-26" calcext:value-type="date">
            <text:p>02-26</text:p>
          </table:table-cell>
          <table:table-cell table:style-name="ce244" office:value-type="string" calcext:value-type="string">
            <text:p>3b-drawing-luke – <text:span text:style-name="T3">Luke Skywalker</text:span></text:p>
          </table:table-cell>
          <table:table-cell table:style-name="ce227" office:value-type="string" calcext:value-type="string">
            <text:p>GROJA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96" office:value-type="string" calcext:value-type="string">
            <text:p>3b-drawing-luke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2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3" office:value-type="string" calcext:value-type="string">
            <text:p>Thu</text:p>
          </table:table-cell>
          <table:table-cell table:style-name="ce238" office:value-type="date" office:date-value="2020-02-27" calcext:value-type="date">
            <text:p>02-27</text:p>
          </table:table-cell>
          <table:table-cell table:style-name="ce247" office:value-type="string" calcext:value-type="string">
            <text:p>3c-drawing-darth – <text:span text:style-name="T3">Darth Vader</text:span></text:p>
          </table:table-cell>
          <table:table-cell table:style-name="ce227" office:value-type="string" calcext:value-type="string">
            <text:p>GROJA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96" office:value-type="string" calcext:value-type="string">
            <text:p>3c-drawing-darth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2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1" office:value-type="string" calcext:value-type="string">
            <text:p>Sat</text:p>
          </table:table-cell>
          <table:table-cell table:style-name="ce236" office:value-type="date" office:date-value="2020-02-29" calcext:value-type="date">
            <text:p>02-29</text:p>
          </table:table-cell>
          <table:table-cell table:style-name="ce248" office:value-type="string" calcext:value-type="string">
            <text:p><text:span text:style-name="T4">3d-combo_image – </text:span>Luke Skywalker &amp; Darth Vader</text:p>
          </table:table-cell>
          <table:table-cell table:style-name="ce227" office:value-type="string" calcext:value-type="string">
            <text:p>GROJA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96" office:value-type="string" calcext:value-type="string">
            <text:p>3d-combo_image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16" office:value-type="string" calcext:value-type="string">
            <text:p>4a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Wed</text:p>
          </table:table-cell>
          <table:table-cell table:style-name="ce239" office:value-type="date" office:date-value="2020-03-04" calcext:value-type="date">
            <text:p>03-04</text:p>
          </table:table-cell>
          <table:table-cell table:style-name="ce249" office:value-type="string" calcext:value-type="string">
            <text:p>4a-step_4 – Step 4 – Post images online</text:p>
          </table:table-cell>
          <table:table-cell table:style-name="ce232" office:value-type="string" calcext:value-type="string">
            <text:p>SOM-GAL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92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3" office:value-type="string" calcext:value-type="string">
            <text:p>Thu</text:p>
          </table:table-cell>
          <table:table-cell table:style-name="ce238" office:value-type="date" office:date-value="2020-03-05" calcext:value-type="date">
            <text:p>03-05</text:p>
          </table:table-cell>
          <table:table-cell table:style-name="ce247" office:value-type="string" calcext:value-type="string">
            <text:p>4b-seeourminds-mulder – <text:span text:style-name="T3">Fox Mulder</text:span></text:p>
          </table:table-cell>
          <table:table-cell table:style-name="ce241" office:value-type="string" calcext:value-type="string">
            <text:p>AV-MS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9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7" office:value-type="date" office:date-value="2020-03-06" calcext:value-type="date">
            <text:p>03-06</text:p>
          </table:table-cell>
          <table:table-cell table:style-name="ce247" office:value-type="string" calcext:value-type="string">
            <text:p>4c-artsyvisions-scully – <text:span text:style-name="T3">Dana Scully</text:span></text:p>
          </table:table-cell>
          <table:table-cell table:style-name="ce241" office:value-type="string" calcext:value-type="string">
            <text:p>AV-MS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9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221" office:value-type="string" calcext:value-type="string">
            <text:p>4d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string" calcext:value-type="string">
            <text:p>Sat</text:p>
          </table:table-cell>
          <table:table-cell table:style-name="ce236" office:value-type="date" office:date-value="2020-03-07" calcext:value-type="date">
            <text:p>03-07</text:p>
          </table:table-cell>
          <table:table-cell table:style-name="ce251" office:value-type="string" calcext:value-type="string">
            <text:p><text:span text:style-name="T4">4d-combo_image – </text:span>Mulder &amp; Scully</text:p>
          </table:table-cell>
          <table:table-cell table:style-name="ce260" office:value-type="string" calcext:value-type="string">
            <text:p>AV-MS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93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3" office:value-type="string" calcext:value-type="string">
            <text:p>Tue</text:p>
          </table:table-cell>
          <table:table-cell table:style-name="ce238" office:value-type="date" office:date-value="2020-03-10" calcext:value-type="date">
            <text:p>03-10</text:p>
          </table:table-cell>
          <table:table-cell table:style-name="ce247" office:value-type="string" calcext:value-type="string">
            <text:p>5a-step_5 – Step 5 – Use images in ebooks</text:p>
          </table:table-cell>
          <table:table-cell table:style-name="ce241" office:value-type="string" calcext:value-type="string">
            <text:p>A-AP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94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94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52" office:value-type="string" calcext:value-type="string">
            <text:p><text:span text:style-name="T27">5c-ebooks-nancy – Images are tricky – </text:span><text:span text:style-name="T28">Nancy Pelosi</text:span></text:p>
          </table:table-cell>
          <table:table-cell office:value-type="string" calcext:value-type="string">
            <text:p>A-VPP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94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37" office:value-type="date" office:date-value="2020-03-13" calcext:value-type="date">
            <text:p>03-13</text:p>
          </table:table-cell>
          <table:table-cell table:style-name="ce24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94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6a</text:p>
          </table:table-cell>
          <table:table-cell table:style-name="ce228" office:value-type="float" office:value="23" calcext:value-type="float">
            <text:p>23</text:p>
          </table:table-cell>
          <table:table-cell table:style-name="ce228" office:value-type="string" calcext:value-type="string">
            <text:p>Mon</text:p>
          </table:table-cell>
          <table:table-cell table:style-name="ce239" office:value-type="date" office:date-value="2020-03-16" calcext:value-type="date">
            <text:p>03-16</text:p>
          </table:table-cell>
          <table:table-cell table:style-name="ce249" office:value-type="string" calcext:value-type="string">
            <text:p>6a-step_6 – Step 6 – Post images to social networks</text:p>
          </table:table-cell>
          <table:table-cell table:style-name="ce259" office:value-type="string" calcext:value-type="string">
            <text:p>A-AP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92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53" office:value-type="string" calcext:value-type="string">
            <text:p><text:span text:style-name="T27">6b-social_sites – </text:span><text:span text:style-name="T28">George Washington</text:span></text:p>
          </table:table-cell>
          <table:table-cell table:style-name="ce241" office:value-type="string" calcext:value-type="string">
            <text:p>A-AP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94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7" office:value-type="string" calcext:value-type="string">
            <text:p><text:span text:style-name="T29">6c-final_note – Summary – </text:span><text:span text:style-name="T3">Patrick Henry</text:span></text:p>
          </table:table-cell>
          <table:table-cell table:style-name="ce241" office:value-type="string" calcext:value-type="string">
            <text:p>A-AP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94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221" office:value-type="string" calcext:value-type="string">
            <text:p>6d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string" calcext:value-type="string">
            <text:p>Thu</text:p>
          </table:table-cell>
          <table:table-cell table:style-name="ce236" office:value-type="date" office:date-value="2020-03-19" calcext:value-type="date">
            <text:p>03-19</text:p>
          </table:table-cell>
          <table:table-cell table:style-name="ce251" office:value-type="string" calcext:value-type="string">
            <text:p><text:span text:style-name="T4">6d-combo_image – </text:span>Founders deluxe combo image</text:p>
          </table:table-cell>
          <table:table-cell table:style-name="ce260" office:value-type="string" calcext:value-type="string">
            <text:p>A-AP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15M00S" calcext:value-type="time">
            <text:p>10:1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05M00S" calcext:value-type="time">
            <text:p>10:0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25M00S" calcext:value-type="time">
            <text:p>10:2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05M00S" calcext:value-type="time">
            <text:p>10:0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10M00S" calcext:value-type="time">
            <text:p>10:10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45M00S" calcext:value-type="time">
            <text:p>10:45 AM</text:p>
          </table:table-cell>
          <table:table-cell table:style-name="ce293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222" office:value-type="string" calcext:value-type="string">
            <text:p>7a</text:p>
          </table:table-cell>
          <table:table-cell table:style-name="ce232" office:value-type="float" office:value="27" calcext:value-type="float">
            <text:p>27</text:p>
          </table:table-cell>
          <table:table-cell table:style-name="ce228" office:value-type="string" calcext:value-type="string">
            <text:p>Mon</text:p>
          </table:table-cell>
          <table:table-cell table:style-name="ce232" office:value-type="string" calcext:value-type="string">
            <text:p>03-23</text:p>
          </table:table-cell>
          <table:table-cell table:style-name="ce249" office:value-type="string" calcext:value-type="string">
            <text:p>7a-case_study-cheers – Case Study – Cheers</text:p>
          </table:table-cell>
          <table:table-cell table:style-name="ce259" office:value-type="string" calcext:value-type="string">
            <text:p>SOM-CH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50M00S" calcext:value-type="time">
            <text:p>08:50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97" office:value-type="string" calcext:value-type="string">
            <text:p>7a-case_study-cheers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1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241" office:value-type="string" calcext:value-type="string">
            <text:p>SOM-CH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8H50M00S" calcext:value-type="time">
            <text:p>06:50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8H50M00S" calcext:value-type="time">
            <text:p>06:50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1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241" office:value-type="string" calcext:value-type="string">
            <text:p>SOM-CH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25M00S" calcext:value-type="time">
            <text:p>10:25 A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table:style-name="ce272" office:value-type="date" office:date-value="2020-03-27" calcext:value-type="date">
            <text:p>03-27</text:p>
          </table:table-cell>
          <table:table-cell table:style-name="ce207" office:value-type="time" office:time-value="PT21H00M00S" calcext:value-type="time">
            <text:p>09:00 P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23" office:value-type="string" calcext:value-type="string">
            <text:p>7d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string" calcext:value-type="string">
            <text:p>Thu</text:p>
          </table:table-cell>
          <table:table-cell table:style-name="ce231" office:value-type="string" calcext:value-type="string">
            <text:p>03-26</text:p>
          </table:table-cell>
          <table:table-cell table:style-name="ce254" office:value-type="string" calcext:value-type="string">
            <text:p>7d-norm-lilith – Norm and Lilith</text:p>
          </table:table-cell>
          <table:table-cell table:style-name="ce260" office:value-type="string" calcext:value-type="string">
            <text:p>SOM-CH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20M00S" calcext:value-type="time">
            <text:p>09:20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10M00S" calcext:value-type="time">
            <text:p>09:10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15M00S" calcext:value-type="time">
            <text:p>09:15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15M00S" calcext:value-type="time">
            <text:p>09:15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20M00S" calcext:value-type="time">
            <text:p>09:20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20M00S" calcext:value-type="time">
            <text:p>09:20 PM</text:p>
          </table:table-cell>
          <table:table-cell table:style-name="ce298" office:value-type="string" calcext:value-type="string">
            <text:p>7d-norm-lilith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241"/>
          <table:table-cell table:style-name="ce274"/>
          <table:table-cell table:style-name="ce207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224" office:value-type="string" calcext:value-type="string">
            <text:p>“Link To” Key</text:p>
          </table:table-cell>
          <table:table-cell table:style-name="ce202"/>
          <table:table-cell table:style-name="ce247"/>
          <table:table-cell table:style-name="ce241"/>
          <table:table-cell table:style-name="ce274"/>
          <table:table-cell table:style-name="ce207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6"/>
          <table:table-cell table:style-name="ce241" office:value-type="string" calcext:value-type="string">
            <text:p>A-AP</text:p>
          </table:table-cell>
          <table:table-cell table:style-name="ce244" office:value-type="string" calcext:value-type="string">
            <text:p>amazon author page</text:p>
          </table:table-cell>
          <table:table-cell table:style-name="ce241"/>
          <table:table-cell table:style-name="ce202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6"/>
          <table:table-cell table:style-name="ce202" office:value-type="string" calcext:value-type="string">
            <text:p>A-VPP</text:p>
          </table:table-cell>
          <table:table-cell table:style-name="ce247" office:value-type="string" calcext:value-type="string">
            <text:p>Visualizing Politicians’ Personalities</text:p>
          </table:table-cell>
          <table:table-cell table:style-name="ce241"/>
          <table:table-cell table:style-name="ce202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6"/>
          <table:table-cell table:style-name="ce241" office:value-type="string" calcext:value-type="string">
            <text:p>AV-MS</text:p>
          </table:table-cell>
          <table:table-cell table:style-name="ce244" office:value-type="string" calcext:value-type="string">
            <text:p>ArtsyVisions.com – Mulder &amp; Skully</text:p>
          </table:table-cell>
          <table:table-cell table:style-name="ce241"/>
          <table:table-cell table:style-name="ce202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style-name="Default"/>
          <table:table-cell table:style-name="ce202"/>
          <table:table-cell office:value-type="string" calcext:value-type="string">
            <text:p>GR-POL</text:p>
          </table:table-cell>
          <table:table-cell table:style-name="ce244" office:value-type="string" calcext:value-type="string">
            <text:p>Goodreads – Politicans 2019 bookshelf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style-name="Default"/>
          <table:table-cell table:style-name="ce202"/>
          <table:table-cell office:value-type="string" calcext:value-type="string">
            <text:p>GROJA</text:p>
          </table:table-cell>
          <table:table-cell table:style-name="ce255" office:value-type="string" calcext:value-type="string">
            <text:p>Groja.com – About</text:p>
          </table:table-cell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style-name="Default"/>
          <table:table-cell table:style-name="ce202"/>
          <table:table-cell table:style-name="ce202" office:value-type="string" calcext:value-type="string">
            <text:p>SOM-GAL</text:p>
          </table:table-cell>
          <table:table-cell table:style-name="ce244" office:value-type="string" calcext:value-type="string">
            <text:p>SeeOurMinds – Galleries – All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202" office:value-type="string" calcext:value-type="string">
            <text:p>SOM-CH</text:p>
          </table:table-cell>
          <table:table-cell table:style-name="ce244" office:value-type="string" calcext:value-type="string">
            <text:p>SeeOurMinds – Cheers Gallery</text:p>
          </table:table-cell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202" office:value-type="string" calcext:value-type="string">
            <text:p>SOM-H</text:p>
          </table:table-cell>
          <table:table-cell table:style-name="ce244" office:value-type="string" calcext:value-type="string">
            <text:p>SeeOurMinds – Home page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202" office:value-type="string" calcext:value-type="string">
            <text:p>SOM-QZ</text:p>
          </table:table-cell>
          <table:table-cell table:style-name="ce244" office:value-type="string" calcext:value-type="string">
            <text:p>SeeOurMinds – Quiz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241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 table:number-rows-repeated="2">
          <table:table-cell table:style-name="ce224"/>
          <table:table-cell table:style-name="ce202" table:number-columns-repeated="2"/>
          <table:table-cell table:style-name="Default" table:number-columns-repeated="2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 table:number-rows-repeated="2">
          <table:table-cell table:style-name="ce224"/>
          <table:table-cell table:style-name="ce202"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4"/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4">
          <table:table-cell table:style-name="ce225"/>
          <table:table-cell table:number-columns-repeated="3"/>
          <table:table-cell table:style-name="ce244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">
          <table:table-cell table:style-name="ce224"/>
          <table:table-cell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11" table:number-rows-repeated="4">
          <table:table-cell table:style-name="ce226"/>
          <table:table-cell table:number-columns-repeated="4"/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11">
          <table:table-cell table:style-name="ce226"/>
          <table:table-cell table:style-name="ce202" table:number-columns-repeated="3"/>
          <table:table-cell/>
          <table:table-cell table:style-name="ce262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 table:number-rows-repeated="3">
          <table:table-cell table:style-name="ce226"/>
          <table:table-cell table:style-name="ce202" table:number-columns-repeated="3"/>
          <table:table-cell/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 table:number-rows-repeated="7">
          <table:table-cell table:style-name="ce224"/>
          <table:table-cell table:style-name="ce202" table:number-columns-repeated="3"/>
          <table:table-cell table:style-name="ce244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4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6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9"/>
          <table:table-cell/>
          <table:table-cell table:style-name="ce289"/>
          <table:table-cell/>
          <table:table-cell table:style-name="ce289"/>
          <table:table-cell/>
          <table:table-cell table:style-name="ce28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9"/>
          <table:table-cell/>
          <table:table-cell table:style-name="ce28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202"/>
        <table:table-column table:style-name="co23" table:default-cell-style-name="ce191"/>
        <table:table-column table:style-name="co24" table:default-cell-style-name="Default"/>
        <table:table-column table:style-name="co25" table:default-cell-style-name="ce212"/>
        <table:table-column table:style-name="co5" table:number-columns-repeated="10" table:default-cell-style-name="ce212"/>
        <table:table-column table:style-name="co26" table:default-cell-style-name="ce199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275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193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4">
          <table:table-cell/>
          <table:table-cell table:style-name="ce301"/>
          <table:table-cell table:style-name="ce303"/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/>
          <table:table-cell table:number-columns-repeated="49"/>
        </table:table-row>
        <table:table-row table:style-name="ro4">
          <table:table-cell table:style-name="ce257" office:value-type="string" calcext:value-type="string">
            <text:p>No.</text:p>
          </table:table-cell>
          <table:table-cell table:style-name="ce193" office:value-type="string" calcext:value-type="string">
            <text:p>Color</text:p>
          </table:table-cell>
          <table:table-cell table:style-name="ce256" office:value-type="string" calcext:value-type="string">
            <text:p>Image Content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 table:number-columns-repeated="11"/>
          <table:table-cell table:style-name="ce291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02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57" table:number-columns-repeated="10"/>
          <table:table-cell table:style-name="ce291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93"/>
          <table:table-cell table:style-name="ce197" office:value-type="string" calcext:value-type="string">
            <text:p>Teamwork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57" table:number-columns-repeated="10"/>
          <table:table-cell table:style-name="ce29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blue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<text:span text:style-name="T3">Thomas Jefferson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Blue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5">GoT – portrait image – B</text:span>ran Stark</text:p>
          </table:table-cell>
          <table:table-cell table:style-name="ce199" office:value-type="string" calcext:value-type="string">
            <text:p>Book – VGOT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199" office:value-type="string" calcext:value-type="string">
            <text:p><text:span text:style-name="T25">VPP – landscape image – </text:span>Cory Booker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197" office:value-type="string" calcext:value-type="string">
            <text:p><text:span text:style-name="T25">Wire – portrait image – </text:span>Jimmy McNulty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197" office:value-type="string" calcext:value-type="string">
            <text:p><text:span text:style-name="T25">Blue – landscape combo image</text:span>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197" office:value-type="string" calcext:value-type="string">
            <text:p><text:span text:style-name="T3">Thomas Jefferson</text:span> – portrait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197" office:value-type="string" calcext:value-type="string">
            <text:p>Blue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number-columns-repeated="10"/>
          <table:table-cell table:style-name="ce212"/>
          <table:table-cell table:number-columns-repeated="49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number-columns-repeated="10"/>
          <table:table-cell table:style-name="ce212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number-columns-repeated="10"/>
          <table:table-cell table:style-name="ce21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green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197" office:value-type="string" calcext:value-type="string">
            <text:p><text:span text:style-name="T3">Alexander Hamilton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197" office:value-type="string" calcext:value-type="string">
            <text:p>Green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197" office:value-type="string" calcext:value-type="string">
            <text:p><text:span text:style-name="T25">GoT – portrait image – </text:span>Tywin Lannister</text:p>
          </table:table-cell>
          <table:table-cell table:style-name="ce199" office:value-type="string" calcext:value-type="string">
            <text:p>Book – VGOTP</text:p>
          </table:table-cell>
          <table:table-cell table:style-name="ce20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197" office:value-type="string" calcext:value-type="string">
            <text:p><text:span text:style-name="T25">VPP – landscape image – </text:span>Mitch McConnell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197" office:value-type="string" calcext:value-type="string">
            <text:p><text:span text:style-name="T25">Wire – portrait image </text:span> – Bill Rawls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197" office:value-type="string" calcext:value-type="string">
            <text:p>Green – landscape combo image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197" office:value-type="string" calcext:value-type="string">
            <text:p><text:span text:style-name="T3">Alexander Hamilton</text:span> – portrait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197" office:value-type="string" calcext:value-type="string">
            <text:p>Green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yellow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195"/>
          <table:table-cell table:style-name="ce197" office:value-type="string" calcext:value-type="string">
            <text:p><text:span text:style-name="T3">George Washington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95"/>
          <table:table-cell table:style-name="ce197" office:value-type="string" calcext:value-type="string">
            <text:p>Yellow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yellow.txt</text:p>
          </table:table-cell>
          <table:table-cell table:style-name="ce212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197" office:value-type="string" calcext:value-type="string">
            <text:p><text:span text:style-name="T25">GoT – portrait image </text:span>– Jon Snow</text:p>
          </table:table-cell>
          <table:table-cell table:style-name="ce199" office:value-type="string" calcext:value-type="string">
            <text:p>Book – VGOTP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95"/>
          <table:table-cell table:style-name="ce197" office:value-type="string" calcext:value-type="string">
            <text:p><text:span text:style-name="T25">VPP – landscape image – </text:span>Joe Biden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95"/>
          <table:table-cell table:style-name="ce197" office:value-type="string" calcext:value-type="string">
            <text:p><text:span text:style-name="T25">Wire – portrait image </text:span>– Cedric Daniels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95"/>
          <table:table-cell table:style-name="ce197" office:value-type="string" calcext:value-type="string">
            <text:p><text:span text:style-name="T25">Yellow – landscape combo image</text:span>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95"/>
          <table:table-cell table:style-name="ce197" office:value-type="string" calcext:value-type="string">
            <text:p><text:span text:style-name="T3">George Washington</text:span> – portrait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95"/>
          <table:table-cell table:style-name="ce197" office:value-type="string" calcext:value-type="string">
            <text:p>Yellow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red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197" office:value-type="string" calcext:value-type="string">
            <text:p><text:span text:style-name="T3">Patrick Henry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95"/>
          <table:table-cell table:style-name="ce197" office:value-type="string" calcext:value-type="string">
            <text:p><text:span text:style-name="T25">Red Explained – square image – </text:span>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red.txt</text:p>
          </table:table-cell>
          <table:table-cell table:style-name="ce212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195"/>
          <table:table-cell table:style-name="ce197" office:value-type="string" calcext:value-type="string">
            <text:p><text:span text:style-name="T25">GoT – portrait image – </text:span>Catelyn Stark</text:p>
          </table:table-cell>
          <table:table-cell table:style-name="ce199" office:value-type="string" calcext:value-type="string">
            <text:p>Book – VGOTP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195"/>
          <table:table-cell table:style-name="ce197" office:value-type="string" calcext:value-type="string">
            <text:p><text:span text:style-name="T25">VPP – landscape image – </text:span>Donald Trump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95"/>
          <table:table-cell table:style-name="ce197" office:value-type="string" calcext:value-type="string">
            <text:p><text:span text:style-name="T25">Wire – portrait image – </text:span>Frank Subotka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95"/>
          <table:table-cell table:style-name="ce197" office:value-type="string" calcext:value-type="string">
            <text:p><text:span text:style-name="T25">Red – landscape combo image</text:span>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195"/>
          <table:table-cell table:style-name="ce197" office:value-type="string" calcext:value-type="string">
            <text:p><text:span text:style-name="T31">Patrick Henry</text:span><text:span text:style-name="T32"> – portrait i</text:span>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95"/>
          <table:table-cell table:style-name="ce197" office:value-type="string" calcext:value-type="string">
            <text:p>Red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/>
          <table:table-cell table:style-name="ce194" office:value-type="float" office:value="1" calcext:value-type="float">
            <text:p>1</text:p>
          </table:table-cell>
          <table:table-cell table:style-name="ce197" office:value-type="string" calcext:value-type="string">
            <text:p>Mondrian Article<text:span text:style-name="T33">¹ is the VPP book excerpt on medium.com – see link in vpp-social sheet</text:span>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/>
          <table:table-cell table:style-name="ce194" office:value-type="float" office:value="2" calcext:value-type="float">
            <text:p>2</text:p>
          </table:table-cell>
          <table:table-cell table:style-name="ce197" office:value-type="string" calcext:value-type="string">
            <text:p>Gallery page<text:span text:style-name="T33">² is the image gallery page for the wire – seeourminds.com/the_wire</text:span>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 table:number-rows-repeated="7">
          <table:table-cell/>
          <table:table-cell table:style-name="ce195"/>
          <table:table-cell table:style-name="ce199"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/>
          <table:table-cell table:style-name="ce195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table:number-columns-repeated="2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table:number-columns-repeated="2"/>
          <table:table-cell table:style-name="ce199"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289"/>
          <table:table-cell/>
          <table:table-cell table:style-name="ce289"/>
          <table:table-cell/>
          <table:table-cell table:style-name="ce289"/>
          <table:table-cell/>
          <table:table-cell table:style-name="ce28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289"/>
          <table:table-cell/>
          <table:table-cell table:style-name="ce28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227"/>
        <table:table-column table:style-name="co5" table:number-columns-repeated="12" table:default-cell-style-name="Default"/>
        <table:table-column table:style-name="co30" table:default-cell-style-name="ce197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20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11" office:value-type="string" calcext:value-type="string" table:number-columns-spanned="2" table:number-rows-spanned="1">
            <text:p>Day to</text:p>
          </table:table-cell>
          <table:covered-table-cell/>
          <table:table-cell table:style-name="ce209" office:value-type="string" calcext:value-type="string" table:number-columns-spanned="2" table:number-rows-spanned="1">
            <text:p>Facebook</text:p>
          </table:table-cell>
          <table:covered-table-cell/>
          <table:table-cell table:style-name="ce209" office:value-type="string" calcext:value-type="string" table:number-columns-spanned="2" table:number-rows-spanned="1">
            <text:p>LinkedIn</text:p>
          </table:table-cell>
          <table:covered-table-cell/>
          <table:table-cell table:style-name="ce209" office:value-type="string" calcext:value-type="string" table:number-columns-spanned="2" table:number-rows-spanned="1">
            <text:p>Twitter</text:p>
          </table:table-cell>
          <table:covered-table-cell/>
          <table:table-cell table:style-name="ce209" office:value-type="string" calcext:value-type="string" table:number-columns-spanned="2" table:number-rows-spanned="1">
            <text:p>Pinterest</text:p>
          </table:table-cell>
          <table:covered-table-cell/>
          <table:table-cell table:style-name="ce193" office:value-type="string" calcext:value-type="string" table:number-columns-spanned="2" table:number-rows-spanned="1">
            <text:p>Tumblr</text:p>
          </table:table-cell>
          <table:covered-table-cell/>
          <table:table-cell table:style-name="ce20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193" office:value-type="string" calcext:value-type="string">
            <text:p>Dates</text:p>
          </table:table-cell>
          <table:table-cell table:style-name="ce196" office:value-type="string" calcext:value-type="string">
            <text:p>Post Content</text:p>
          </table:table-cell>
          <table:table-cell table:style-name="ce193" office:value-type="string" calcext:value-type="string" table:number-columns-spanned="2" table:number-rows-spanned="1">
            <text:p>Post</text:p>
          </table:table-cell>
          <table:covered-table-cell/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211" office:value-type="string" calcext:value-type="string">
            <text:p>Comments</text:p>
          </table:table-cell>
          <table:table-cell table:style-name="ce196" table:number-columns-repeated="47"/>
          <table:table-cell table:number-columns-repeated="960"/>
        </table:table-row>
        <table:table-row table:style-name="ro5">
          <table:table-cell table:style-name="ce304" office:value-type="string" calcext:value-type="string">
            <text:p>Oct. 17, 2019 – after debate, 1 of 5</text:p>
          </table:table-cell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8" office:value-type="string" calcext:value-type="string">
            <text:p>Text Announcement</text:p>
          </table:table-cell>
          <table:table-cell table:style-name="ce313"/>
          <table:table-cell table:style-name="ce274" office:value-type="date" office:date-value="2019-10-14" calcext:value-type="date">
            <text:p>10-14</text:p>
          </table:table-cell>
          <table:table-cell table:style-name="ce203" office:value-type="date" office:date-value="2019-10-14" calcext:value-type="date">
            <text:p>2019-10-14</text:p>
          </table:table-cell>
          <table:table-cell table:style-name="ce207" office:value-type="time" office:time-value="PT11H00M00S" calcext:value-type="time">
            <text:p>11:00 AM</text:p>
          </table:table-cell>
          <table:table-cell table:style-name="ce203" office:value-type="date" office:date-value="2019-10-14" calcext:value-type="date">
            <text:p>2019-10-14</text:p>
          </table:table-cell>
          <table:table-cell table:style-name="ce207" office:value-type="time" office:time-value="PT11H00M00S" calcext:value-type="time">
            <text:p>11:00 AM</text:p>
          </table:table-cell>
          <table:table-cell table:style-name="ce203" office:value-type="date" office:date-value="2019-10-14" calcext:value-type="date">
            <text:p>2019-10-14</text:p>
          </table:table-cell>
          <table:table-cell table:style-name="ce207" office:value-type="time" office:time-value="PT11H00M00S" calcext:value-type="time">
            <text:p>11:00 A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free_ebook_days-01.txt</text:p>
          </table:table-cell>
          <table:table-cell table:style-name="ce202" table:number-columns-repeated="1007"/>
        </table:table-row>
        <table:table-row table:style-name="ro11">
          <table:table-cell/>
          <table:table-cell table:style-name="ce197" office:value-type="string" calcext:value-type="string">
            <text:p>Text Reminder</text:p>
          </table:table-cell>
          <table:table-cell table:style-name="ce312"/>
          <table:table-cell table:style-name="ce274" office:value-type="date" office:date-value="2019-10-16" calcext:value-type="date">
            <text:p>10-16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5H15M00S" calcext:value-type="time">
            <text:p>03:1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5H15M00S" calcext:value-type="time">
            <text:p>03:1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5H15M00S" calcext:value-type="time">
            <text:p>03:15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oday is the day 1 – main post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08H45M00S" calcext:value-type="time">
            <text:p>08:45 A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08H45M00S" calcext:value-type="time">
            <text:p>08:45 A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08H45M00S" calcext:value-type="time">
            <text:p>08:45 A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<text:span text:style-name="T3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<text:span text:style-name="T34">Text announcement on </text:span><text:span text:style-name="T35">better together </text:span>slack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number-columns-repeated="5" table:style-name="ce206" office:value-type="string" calcext:value-type="string">
            <text:p>N/A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oday is the day 2 – in case you missed it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16H15M00S" calcext:value-type="time">
            <text:p>04:15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<text:span text:style-name="T3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oday is the day 3 – last call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21H00M00S" calcext:value-type="time">
            <text:p>09:00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<text:span text:style-name="T3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305" office:value-type="string" calcext:value-type="string">
            <text:p>Nov. 20-21, 2019 – day of and after fifth debate, 2-3 of 5</text:p>
          </table:table-cell>
          <table:table-cell table:style-name="ce306"/>
          <table:table-cell table:style-name="ce228"/>
          <table:table-cell table:style-name="ce23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08"/>
          <table:table-cell table:number-columns-repeated="1007"/>
        </table:table-row>
        <table:table-row table:style-name="ro11">
          <table:table-cell/>
          <table:table-cell table:style-name="ce198" office:value-type="string" calcext:value-type="string">
            <text:p>Text Announcement</text:p>
          </table:table-cell>
          <table:table-cell table:style-name="ce313"/>
          <table:table-cell table:style-name="ce274" office:value-type="date" office:date-value="2019-11-18" calcext:value-type="date">
            <text:p>11-18</text:p>
          </table:table-cell>
          <table:table-cell table:style-name="ce323" office:value-type="date" office:date-value="2019-11-18" calcext:value-type="date">
            <text:p>2019-11-18</text:p>
          </table:table-cell>
          <table:table-cell table:style-name="ce206" office:value-type="time" office:time-value="PT15H20M00S" calcext:value-type="time">
            <text:p>03:20 PM</text:p>
          </table:table-cell>
          <table:table-cell table:style-name="ce323" office:value-type="date" office:date-value="2019-11-18" calcext:value-type="date">
            <text:p>2019-11-18</text:p>
          </table:table-cell>
          <table:table-cell table:style-name="ce206" office:value-type="time" office:time-value="PT16H20M00S" calcext:value-type="time">
            <text:p>04:20 PM</text:p>
          </table:table-cell>
          <table:table-cell table:style-name="ce323" office:value-type="date" office:date-value="2019-11-18" calcext:value-type="date">
            <text:p>2019-11-18</text:p>
          </table:table-cell>
          <table:table-cell table:style-name="ce206" office:value-type="time" office:time-value="PT15H20M00S" calcext:value-type="time">
            <text:p>03:20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199" office:value-type="string" calcext:value-type="string">
            <text:p>text/01-my_reason-text_post.txt</text:p>
          </table:table-cell>
          <table:table-cell table:style-name="ce212" table:number-columns-repeated="1007"/>
        </table:table-row>
        <table:table-row table:style-name="ro11">
          <table:table-cell/>
          <table:table-cell table:style-name="ce199" office:value-type="string" calcext:value-type="string">
            <text:p>Image Announcement</text:p>
          </table:table-cell>
          <table:table-cell table:style-name="ce313"/>
          <table:table-cell table:style-name="ce274" office:value-type="date" office:date-value="2019-11-19" calcext:value-type="date">
            <text:p>11-19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3H40M00S" calcext:value-type="time">
            <text:p>01:4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3H40M00S" calcext:value-type="time">
            <text:p>01:4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3H40M00S" calcext:value-type="time">
            <text:p>01:4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4H20M00S" calcext:value-type="time">
            <text:p>02:2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4H20M00S" calcext:value-type="time">
            <text:p>02:2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5H00M00S" calcext:value-type="time">
            <text:p>03:00 PM</text:p>
          </table:table-cell>
          <table:table-cell table:style-name="ce199" office:value-type="string" calcext:value-type="string">
            <text:p>images/02-my_reason-for_writing-1.jpg</text:p>
          </table:table-cell>
          <table:table-cell table:style-name="ce212" table:number-columns-repeated="1007"/>
        </table:table-row>
        <table:table-row table:style-name="ro11">
          <table:table-cell/>
          <table:table-cell table:style-name="ce197" office:value-type="string" calcext:value-type="string">
            <text:p>Image – Free Ebook Days, day 1</text:p>
          </table:table-cell>
          <table:table-cell table:style-name="ce312"/>
          <table:table-cell table:style-name="ce274" office:value-type="date" office:date-value="2019-11-20" calcext:value-type="date">
            <text:p>11-20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5M00S" calcext:value-type="time">
            <text:p>07:35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0M00S" calcext:value-type="time">
            <text:p>07:30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0M00S" calcext:value-type="time">
            <text:p>07:30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5M00S" calcext:value-type="time">
            <text:p>07:35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5M00S" calcext:value-type="time">
            <text:p>07:35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ext – Free Ebook Days, day 1</text:p>
          </table:table-cell>
          <table:table-cell table:style-name="ce312"/>
          <table:table-cell table:style-name="ce274" office:value-type="date" office:date-value="2019-11-20" calcext:value-type="date">
            <text:p>11-20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16H15M00S" calcext:value-type="time">
            <text:p>04:15 PM</text:p>
          </table:table-cell>
          <table:table-cell table:number-columns-repeated="6" table:style-name="ce20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199" office:value-type="string" calcext:value-type="string">
            <text:p>Image – Go Deeper than the Debates</text:p>
          </table:table-cell>
          <table:table-cell table:style-name="ce313"/>
          <table:table-cell table:style-name="ce274" office:value-type="date" office:date-value="2019-11-20" calcext:value-type="date">
            <text:p>11-20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Image – When Trump Fired Comey…</text:p>
          </table:table-cell>
          <table:table-cell table:style-name="ce312"/>
          <table:table-cell table:style-name="ce274" office:value-type="date" office:date-value="2019-11-21" calcext:value-type="date">
            <text:p>11-21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00M00S" calcext:value-type="time">
            <text:p>08:0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00M00S" calcext:value-type="time">
            <text:p>08:0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00M00S" calcext:value-type="time">
            <text:p>08:0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10M00S" calcext:value-type="time">
            <text:p>08:1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10M00S" calcext:value-type="time">
            <text:p>08:1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254"/>
          <table:table-cell table:style-name="ce307" office:value-type="string" calcext:value-type="string">
            <text:p>Text – Free Ebook Days, day 2</text:p>
          </table:table-cell>
          <table:table-cell table:style-name="ce314"/>
          <table:table-cell table:style-name="ce268" office:value-type="date" office:date-value="2019-11-21" calcext:value-type="date">
            <text:p>11-21</text:p>
          </table:table-cell>
          <table:table-cell table:style-name="ce324" office:value-type="date" office:date-value="2019-11-21" calcext:value-type="date">
            <text:p>2019-11-21</text:p>
          </table:table-cell>
          <table:table-cell table:style-name="ce283" office:value-type="time" office:time-value="PT19H30M00S" calcext:value-type="time">
            <text:p>07:30 PM</text:p>
          </table:table-cell>
          <table:table-cell table:style-name="ce324" office:value-type="date" office:date-value="2019-11-21" calcext:value-type="date">
            <text:p>2019-11-21</text:p>
          </table:table-cell>
          <table:table-cell table:style-name="ce283" office:value-type="time" office:time-value="PT19H30M00S" calcext:value-type="time">
            <text:p>07:30 PM</text:p>
          </table:table-cell>
          <table:table-cell table:style-name="ce324" office:value-type="date" office:date-value="2019-11-21" calcext:value-type="date">
            <text:p>2019-11-21</text:p>
          </table:table-cell>
          <table:table-cell table:style-name="ce283" office:value-type="time" office:time-value="PT19H30M00S" calcext:value-type="time">
            <text:p>07:30 PM</text:p>
          </table:table-cell>
          <table:table-cell table:number-columns-repeated="6" table:style-name="ce328" office:value-type="string" calcext:value-type="string">
            <text:p>N/A</text:p>
          </table:table-cell>
          <table:table-cell table:style-name="ce30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1008"/>
        </table:table-row>
        <table:table-row table:style-name="ro5">
          <table:table-cell table:style-name="ce305" office:value-type="string" calcext:value-type="string">
            <text:p>Feb. 19, 2020 – Ninth Debate, 1 of 5</text:p>
          </table:table-cell>
          <table:table-cell table:style-name="ce308"/>
          <table:table-cell table:style-name="ce315"/>
          <table:table-cell table:style-name="ce318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0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Initial announcement of all dates</text:p>
          </table:table-cell>
          <table:table-cell table:style-name="ce312" office:value-type="string" calcext:value-type="string">
            <text:p>Sun</text:p>
          </table:table-cell>
          <table:table-cell table:style-name="ce317" office:value-type="date" office:date-value="2020-02-16" calcext:value-type="date">
            <text:p>02-16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197" office:value-type="string" calcext:value-type="string">
            <text:p>Day before debate</text:p>
          </table:table-cell>
          <table:table-cell table:style-name="ce312" office:value-type="string" calcext:value-type="string">
            <text:p>Tue</text:p>
          </table:table-cell>
          <table:table-cell table:style-name="ce317" office:value-type="date" office:date-value="2020-02-18" calcext:value-type="date">
            <text:p>02-18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197" office:value-type="string" calcext:value-type="string">
            <text:p>Day of debate – early</text:p>
          </table:table-cell>
          <table:table-cell table:style-name="ce312" office:value-type="string" calcext:value-type="string">
            <text:p>Wed</text:p>
          </table:table-cell>
          <table:table-cell table:style-name="ce317" office:value-type="date" office:date-value="2020-02-19" calcext:value-type="date">
            <text:p>02-19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309" office:value-type="string" calcext:value-type="string">
            <text:p><text:span text:style-name="T36">After debate – </text:span><text:span text:style-name="T37">one and few offs</text:span><text:span text:style-name="T3"> </text:span>– primary_voters/02-…</text:p>
          </table:table-cell>
          <table:table-cell table:style-name="ce316" office:value-type="string" calcext:value-type="string">
            <text:p>Fri</text:p>
          </table:table-cell>
          <table:table-cell table:style-name="ce319" office:value-type="date" office:date-value="2020-02-21" calcext:value-type="date">
            <text:p>02-21</text:p>
          </table:table-cell>
          <table:table-cell table:number-columns-repeated="12" table:style-name="ce31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04" office:value-type="string" calcext:value-type="string">
            <text:p>Feb. 25, 2020 – Tenth Debate, 2 of 5</text:p>
          </table:table-cell>
          <table:table-cell table:style-name="ce197"/>
          <table:table-cell table:style-name="ce312"/>
          <table:table-cell table:style-name="ce317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330"/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Day before debate</text:p>
          </table:table-cell>
          <table:table-cell table:style-name="ce312" office:value-type="string" calcext:value-type="string">
            <text:p>Mon</text:p>
          </table:table-cell>
          <table:table-cell table:style-name="ce317" office:value-type="date" office:date-value="2020-02-24" calcext:value-type="date">
            <text:p>02-24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310" office:value-type="string" calcext:value-type="string">
            <text:p>Day of debate – early</text:p>
          </table:table-cell>
          <table:table-cell table:style-name="ce312" office:value-type="string" calcext:value-type="string">
            <text:p>Tue</text:p>
          </table:table-cell>
          <table:table-cell table:style-name="ce317" office:value-type="date" office:date-value="2020-02-25" calcext:value-type="date">
            <text:p>02-25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300" office:value-type="string" calcext:value-type="string">
            <text:p><text:span text:style-name="T27">After debate – </text:span><text:span text:style-name="T28">one and few offs </text:span>– primary_voters/03-…</text:p>
          </table:table-cell>
          <table:table-cell table:style-name="ce316" office:value-type="string" calcext:value-type="string">
            <text:p>Fri</text:p>
          </table:table-cell>
          <table:table-cell table:style-name="ce319" office:value-type="date" office:date-value="2020-02-28" calcext:value-type="date">
            <text:p>02-28</text:p>
          </table:table-cell>
          <table:table-cell table:number-columns-repeated="12" table:style-name="ce31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04" office:value-type="string" calcext:value-type="string">
            <text:p>Mar. 2-3, 2020 – Super Tuesday Eve &amp; Day, 3-4 of 5</text:p>
          </table:table-cell>
          <table:table-cell table:style-name="ce197"/>
          <table:table-cell table:style-name="ce312"/>
          <table:table-cell table:style-name="ce317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 table:number-columns-repeated="3"/>
          <table:table-cell table:style-name="ce203"/>
          <table:table-cell table:style-name="ce206"/>
          <table:table-cell table:style-name="ce330"/>
          <table:table-cell table:number-columns-repeated="1007"/>
        </table:table-row>
        <table:table-row table:style-name="ro5">
          <table:table-cell table:style-name="ce304"/>
          <table:table-cell table:style-name="ce197" office:value-type="string" calcext:value-type="string">
            <text:p>Day before free ebook days start</text:p>
          </table:table-cell>
          <table:table-cell table:style-name="ce312" office:value-type="string" calcext:value-type="string">
            <text:p>Sun</text:p>
          </table:table-cell>
          <table:table-cell table:style-name="ce317" office:value-type="date" office:date-value="2020-03-01" calcext:value-type="date">
            <text:p>03-01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First free ebook day</text:p>
          </table:table-cell>
          <table:table-cell table:style-name="ce312" office:value-type="string" calcext:value-type="string">
            <text:p>Mon</text:p>
          </table:table-cell>
          <table:table-cell table:style-name="ce237" office:value-type="date" office:date-value="2020-03-02" calcext:value-type="date">
            <text:p>03-02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254"/>
          <table:table-cell table:style-name="ce307" office:value-type="string" calcext:value-type="string">
            <text:p>Last free ebook day</text:p>
          </table:table-cell>
          <table:table-cell table:style-name="ce314" office:value-type="string" calcext:value-type="string">
            <text:p>Tue</text:p>
          </table:table-cell>
          <table:table-cell table:style-name="ce320" office:value-type="date" office:date-value="2020-03-03" calcext:value-type="date">
            <text:p>03-03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07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 table:number-columns-repeated="3"/>
          <table:table-cell table:style-name="ce237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9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style-name="ce199"/>
          <table:table-cell table:style-name="ce212" table:number-columns-repeated="1007"/>
        </table:table-row>
        <table:table-row table:style-name="ro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4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style-name="ce199"/>
          <table:table-cell table:style-name="ce212" table:number-columns-repeated="1007"/>
        </table:table-row>
        <table:table-row table:style-name="ro11" table:number-rows-repeated="2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9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11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style-name="ce199"/>
          <table:table-cell table:style-name="ce212" table:number-columns-repeated="1007"/>
        </table:table-row>
        <table:table-row table:style-name="ro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7"/>
          <table:table-cell table:style-name="ce312"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9"/>
          <table:table-cell table:style-name="ce313"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52">
          <table:table-cell/>
          <table:table-cell table:style-name="ce197"/>
          <table:table-cell table:style-name="ce312"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 table:number-columns-repeated="3"/>
          <table:table-cell/>
          <table:table-cell table:style-name="ce210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210"/>
          <table:table-cell/>
          <table:table-cell table:style-name="ce210" table:number-columns-repeated="3"/>
          <table:table-cell/>
          <table:table-cell table:style-name="ce210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227"/>
        <table:table-column table:style-name="co74" table:default-cell-style-name="ce145"/>
        <table:table-column table:style-name="co75" table:default-cell-style-name="ce197"/>
        <table:table-column table:style-name="co76" table:default-cell-style-name="ce227"/>
        <table:table-column table:style-name="co7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80" table:default-cell-style-name="Default"/>
        <table:table-column table:style-name="co20" table:default-cell-style-name="Default"/>
        <table:table-column table:style-name="co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247"/>
          <table:table-cell table:style-name="ce202"/>
          <table:table-cell table:style-name="ce212"/>
          <table:table-cell table:style-name="ce275" office:value-type="string" calcext:value-type="string">
            <text:p>One-Offs and Few-Offs</text:p>
          </table:table-cell>
          <table:table-cell table:style-name="ce212" table:number-columns-repeated="5"/>
          <table:table-cell/>
          <table:table-cell table:style-name="ce212" table:number-columns-repeated="6"/>
          <table:table-cell table:style-name="ce199"/>
          <table:table-cell table:number-columns-repeated="1004"/>
        </table:table-row>
        <table:table-row table:style-name="ro4">
          <table:table-cell table:style-name="ce31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243" office:value-type="string" calcext:value-type="string">
            <text:p>Image Content</text:p>
          </table:table-cell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Reddit</text:p>
          </table:table-cell>
          <table:covered-table-cell table:style-name="ce288"/>
          <table:table-cell table:style-name="ce290"/>
          <table:table-cell table:number-columns-repeated="1004"/>
        </table:table-row>
        <table:table-row table:style-name="ro4">
          <table:table-cell table:style-name="ce19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243" office:value-type="string" calcext:value-type="string">
            <text:p>Or Text File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number-columns-repeated="1004"/>
        </table:table-row>
        <table:table-row table:style-name="ro13">
          <table:table-cell/>
          <table:table-cell table:style-name="ce237"/>
          <table:table-cell office:value-type="string" calcext:value-type="string">
            <text:p>got_christmas</text:p>
          </table:table-cell>
          <table:table-cell table:style-name="ce244" office:value-type="string" calcext:value-type="string">
            <text:p>Sell GoT Paperback</text:p>
          </table:table-cell>
          <table:table-cell table:style-name="ce343" office:value-type="string" calcext:value-type="string">
            <text:p>See few-offs sheet</text:p>
          </table:table-cell>
          <table:table-cell table:number-columns-repeated="12" table:style-name="ce343" office:value-type="string" calcext:value-type="string">
            <text:p>[few-offs]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94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at</text:p>
          </table:table-cell>
          <table:table-cell table:style-name="ce237" office:value-type="string" calcext:value-type="string">
            <text:p>02-01</text:p>
          </table:table-cell>
          <table:table-cell table:style-name="ce33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343" office:value-type="string" calcext:value-type="string">
            <text:p>GR politicians-2020</text:p>
          </table:table-cell>
          <table:table-cell table:style-name="ce266" office:value-type="date" office:date-value="2020-02-01" calcext:value-type="date">
            <text:p>02-01</text:p>
          </table:table-cell>
          <table:table-cell table:style-name="ce284" office:value-type="time" office:time-value="PT11H59M00S" calcext:value-type="time">
            <text:p>11:59 AM</text:p>
          </table:table-cell>
          <table:table-cell table:style-name="ce266" office:value-type="date" office:date-value="2020-02-01" calcext:value-type="date">
            <text:p>02-01</text:p>
          </table:table-cell>
          <table:table-cell table:style-name="ce284" office:value-type="time" office:time-value="PT11H59M00S" calcext:value-type="time">
            <text:p>11:59 AM</text:p>
          </table:table-cell>
          <table:table-cell table:style-name="ce266" office:value-type="date" office:date-value="2020-02-01" calcext:value-type="date">
            <text:p>02-01</text:p>
          </table:table-cell>
          <table:table-cell table:style-name="ce284" office:value-type="time" office:time-value="PT11H59M00S" calcext:value-type="time">
            <text:p>11:59 AM</text:p>
          </table:table-cell>
          <table:table-cell table:number-columns-repeated="8" table:style-name="ce34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237" office:value-type="string" calcext:value-type="string">
            <text:p>02-11</text:p>
          </table:table-cell>
          <table:table-cell table:style-name="ce33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237" office:value-type="string" calcext:value-type="string">
            <text:p>02-12</text:p>
          </table:table-cell>
          <table:table-cell table:style-name="ce33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343" office:value-type="string" calcext:value-type="string">
            <text:p>GR review</text:p>
          </table:table-cell>
          <table:table-cell table:style-name="ce266" office:value-type="date" office:date-value="2020-02-12" calcext:value-type="date">
            <text:p>02-12</text:p>
          </table:table-cell>
          <table:table-cell table:style-name="ce284" office:value-type="time" office:time-value="PT21H40M00S" calcext:value-type="time">
            <text:p>09:40 PM</text:p>
          </table:table-cell>
          <table:table-cell table:style-name="ce266" office:value-type="date" office:date-value="2020-02-12" calcext:value-type="date">
            <text:p>02-12</text:p>
          </table:table-cell>
          <table:table-cell table:style-name="ce284" office:value-type="time" office:time-value="PT21H40M00S" calcext:value-type="time">
            <text:p>09:40 PM</text:p>
          </table:table-cell>
          <table:table-cell table:style-name="ce266" office:value-type="date" office:date-value="2020-02-12" calcext:value-type="date">
            <text:p>02-12</text:p>
          </table:table-cell>
          <table:table-cell table:style-name="ce284" office:value-type="time" office:time-value="PT21H40M00S" calcext:value-type="time">
            <text:p>09:40 PM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237"/>
          <table:table-cell table:style-name="Default" table:number-columns-repeated="2"/>
          <table:table-cell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number-columns-repeated="1005"/>
        </table:table-row>
        <table:table-row table:style-name="ro14">
          <table:table-cell table:style-name="ce23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341" office:value-type="string" calcext:value-type="string">
            <text:p>02-primary_voters-after-ninth_debate – <text:span text:style-name="T39">early</text:span></text:p>
          </table:table-cell>
          <table:table-cell table:style-name="ce23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300" office:value-type="string" calcext:value-type="string">
            <text:p>http://bit.ly/twh-vpp2019</text:p>
          </table:table-cell>
          <table:table-cell table:style-name="ce300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237" office:value-type="date" office:date-value="2020-02-28" calcext:value-type="date">
            <text:p>02-28</text:p>
          </table:table-cell>
          <table:table-cell table:style-name="ce33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237"/>
          <table:table-cell table:style-name="Default" table:number-columns-repeated="2"/>
          <table:table-cell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string" calcext:value-type="string">
            <text:p>04-12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10M00S" calcext:value-type="time">
            <text:p>06:1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string" calcext:value-type="string">
            <text:p>04-12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237" office:value-type="string" calcext:value-type="string">
            <text:p>04-16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237" office:value-type="string" calcext:value-type="string">
            <text:p>04-16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15M00S" calcext:value-type="time">
            <text:p>09:1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0H30M00S" calcext:value-type="time">
            <text:p>08:3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Wed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36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Wed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36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3">
          <table:table-cell office:value-type="string" calcext:value-type="string">
            <text:p>Thu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5M00S" calcext:value-type="time">
            <text:p>04:35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Tue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5M00S" calcext:value-type="time">
            <text:p>01:45 PM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5M00S" calcext:value-type="time">
            <text:p>01:45 PM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number-columns-repeated="2" table:style-name="ce34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237"/>
          <table:table-cell table:style-name="Default" table:number-columns-repeated="2"/>
          <table:table-cell table:number-columns-repeated="2"/>
          <table:table-cell table:style-name="ce345"/>
          <table:table-cell table:number-columns-repeated="1017"/>
        </table:table-row>
        <table:table-row table:style-name="ro11">
          <table:table-cell office:value-type="string" calcext:value-type="string">
            <text:p>Mon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230" office:value-type="string" calcext:value-type="string">
            <text:p>som.co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Tue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Wed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Thu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Sat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6">
          <table:table-cell office:value-type="string" calcext:value-type="string">
            <text:p>Mon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Tue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Wed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237" office:value-type="date" office:date-value="2020-08-26" calcext:value-type="date">
            <text:p>08-26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Thu</text:p>
          </table:table-cell>
          <table:table-cell table:style-name="ce237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Fri</text:p>
          </table:table-cell>
          <table:table-cell table:style-name="ce237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Sat</text:p>
          </table:table-cell>
          <table:table-cell table:style-name="ce237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 ???</text:p>
          </table:table-cell>
          <table:table-cell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number-columns-repeated="1005"/>
        </table:table-row>
        <table:table-row table:style-name="ro11">
          <table:table-cell/>
          <table:table-cell table:style-name="ce237"/>
          <table:table-cell table:number-columns-repeated="3"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number-columns-repeated="1005"/>
        </table:table-row>
        <table:table-row table:style-name="ro13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34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34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number-columns-repeated="1005"/>
        </table:table-row>
        <table:table-row table:style-name="ro13">
          <table:table-cell table:number-columns-repeated="2"/>
          <table:table-cell table:style-name="ce33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43" office:value-type="string" calcext:value-type="string">
            <text:p>See few-offs sheet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84" table:number-columns-repeated="2"/>
          <table:table-cell table:style-name="ce294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number-columns-repeated="1005"/>
        </table:table-row>
        <table:table-row table:style-name="ro13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number-columns-repeated="1005"/>
        </table:table-row>
        <table:table-row table:style-name="ro11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215"/>
        <table:table-column table:style-name="co25" table:default-cell-style-name="Default"/>
        <table:table-column table:style-name="co44" table:default-cell-style-name="ce227"/>
        <table:table-column table:style-name="co5" table:default-cell-style-name="Default"/>
        <table:table-column table:style-name="co5" table:default-cell-style-name="ce227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224"/>
          <table:table-cell table:style-name="ce244"/>
          <table:table-cell table:style-name="ce241"/>
          <table:table-cell table:style-name="ce354"/>
          <table:table-cell table:style-name="ce202"/>
          <table:table-cell table:style-name="ce275" office:value-type="string" calcext:value-type="string">
            <text:p>Few Offs – The Daily Drip</text:p>
          </table:table-cell>
          <table:table-cell table:style-name="ce212" table:number-columns-repeated="10"/>
          <table:table-cell/>
        </table:table-row>
        <table:table-row table:style-name="ro4">
          <table:table-cell table:style-name="ce193" office:value-type="string" calcext:value-type="string">
            <text:p>One</text:p>
          </table:table-cell>
          <table:table-cell table:style-name="ce257" office:value-type="string" calcext:value-type="string">
            <text:p>Seq.</text:p>
          </table:table-cell>
          <table:table-cell table:style-name="ce243" table:number-columns-repeated="2"/>
          <table:table-cell table:style-name="ce243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/>
        </table:table-row>
        <table:table-row table:style-name="ro4">
          <table:table-cell table:style-name="ce193" office:value-type="string" calcext:value-type="string">
            <text:p>Off</text:p>
          </table:table-cell>
          <table:table-cell table:style-name="ce257" office:value-type="string" calcext:value-type="string">
            <text:p>No.</text:p>
          </table:table-cell>
          <table:table-cell table:style-name="ce243" office:value-type="string" calcext:value-type="string">
            <text:p>Card</text:p>
          </table:table-cell>
          <table:table-cell table:style-name="ce193" office:value-type="string" calcext:value-type="string">
            <text:p>Date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</table:table-row>
        <table:table-row table:style-name="ro4">
          <table:table-cell table:style-name="ce348" office:value-type="string" calcext:value-type="string">
            <text:p>got_christmas</text:p>
          </table:table-cell>
          <table:table-cell table:style-name="ce349"/>
          <table:table-cell table:style-name="ce352" office:value-type="string" calcext:value-type="string">
            <text:p>Card</text:p>
          </table:table-cell>
          <table:table-cell table:style-name="ce220" office:value-type="string" calcext:value-type="string">
            <text:p>People</text:p>
          </table:table-cell>
          <table:table-cell table:style-name="ce257" table:number-columns-repeated="13"/>
          <table:table-cell table:style-name="ce291"/>
        </table:table-row>
        <table:table-row table:style-name="ro5">
          <table:table-cell/>
          <table:table-cell table:style-name="ce350" office:value-type="float" office:value="1" calcext:value-type="float">
            <text:p>1</text:p>
          </table:table-cell>
          <table:table-cell table:style-name="ce244" office:value-type="string" calcext:value-type="string">
            <text:p>Pre-Black Friday</text:p>
          </table:table-cell>
          <table:table-cell table:style-name="ce241" office:value-type="string" calcext:value-type="string">
            <text:p>Jon Snow &amp; Ygritte</text:p>
          </table:table-cell>
          <table:table-cell table:style-name="ce343" office:value-type="string" calcext:value-type="string">
            <text:p>VGoTP <text:s/>book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22H00M00S" calcext:value-type="time">
            <text:p>10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35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3" office:value-type="string" calcext:value-type="string">
            <text:p>VGoTP book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30M00S" calcext:value-type="time">
            <text:p>01:3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30M00S" calcext:value-type="time">
            <text:p>01:3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30M00S" calcext:value-type="time">
            <text:p>01:3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40M00S" calcext:value-type="time">
            <text:p>01:4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40M00S" calcext:value-type="time">
            <text:p>01:4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35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3" office:value-type="string" calcext:value-type="string">
            <text:p>VGoTP book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20M00S" calcext:value-type="time">
            <text:p>04:2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20M00S" calcext:value-type="time">
            <text:p>04:2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20M00S" calcext:value-type="time">
            <text:p>04:2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30M00S" calcext:value-type="time">
            <text:p>04:3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30M00S" calcext:value-type="time">
            <text:p>04:3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35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3" office:value-type="string" calcext:value-type="string">
            <text:p>VGoTP book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8H45M00S" calcext:value-type="time">
            <text:p>06:45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8H45M00S" calcext:value-type="time">
            <text:p>06:45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8H45M00S" calcext:value-type="time">
            <text:p>06:45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9H20M00S" calcext:value-type="time">
            <text:p>07:20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9H20M00S" calcext:value-type="time">
            <text:p>07:20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35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3" office:value-type="string" calcext:value-type="string">
            <text:p>VGoTP book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50M00S" calcext:value-type="time">
            <text:p>10:5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351"/>
          <table:table-cell table:number-columns-repeated="4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 table:style-name="ce336" office:value-type="string" calcext:value-type="string">
            <text:p>finish_book</text:p>
          </table:table-cell>
          <table:table-cell table:style-name="ce227"/>
          <table:table-cell/>
          <table:table-cell table:style-name="Default"/>
          <table:table-cell table:number-columns-repeated="2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35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353" office:value-type="string" calcext:value-type="string">
            <text:p>Mon. 01/27/2020</text:p>
          </table:table-cell>
          <table:table-cell table:number-columns-repeated="2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351"/>
          <table:table-cell table:number-columns-repeated="4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351"/>
          <table:table-cell table:number-columns-repeated="4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351"/>
          <table:table-cell table:number-columns-repeated="10"/>
          <table:table-cell table:style-name="ce210"/>
          <table:table-cell table:number-columns-repeated="5"/>
        </table:table-row>
        <table:table-row table:style-name="ro11" table:number-rows-repeated="149">
          <table:table-cell/>
          <table:table-cell table:style-name="ce35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215"/>
        <table:table-column table:style-name="co51" table:default-cell-style-name="ce361"/>
        <table:table-column table:style-name="co1" table:default-cell-style-name="ce361"/>
        <table:table-column table:style-name="co52" table:default-cell-style-name="ce367"/>
        <table:table-column table:style-name="co53" table:default-cell-style-name="ce199"/>
        <table:table-column table:style-name="co54" table:default-cell-style-name="ce313"/>
        <table:table-column table:style-name="co55" table:default-cell-style-name="ce513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227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224" table:number-columns-repeated="2"/>
          <table:table-cell table:style-name="ce362"/>
          <table:table-cell table:style-name="ce244"/>
          <table:table-cell table:style-name="ce241"/>
          <table:table-cell table:style-name="ce354"/>
          <table:table-cell table:style-name="ce212"/>
          <table:table-cell table:style-name="ce275" office:value-type="string" calcext:value-type="string">
            <text:p>Jungian Politics – The Daily Drip</text:p>
          </table:table-cell>
          <table:table-cell table:style-name="ce212" table:number-columns-repeated="8"/>
          <table:table-cell table:style-name="ce313"/>
          <table:table-cell table:number-columns-repeated="46"/>
        </table:table-row>
        <table:table-row table:style-name="ro4">
          <table:table-cell table:style-name="ce357" office:value-type="string" calcext:value-type="string">
            <text:p>Post</text:p>
          </table:table-cell>
          <table:table-cell table:style-name="ce257" office:value-type="string" calcext:value-type="string" table:number-columns-spanned="3" table:number-rows-spanned="1">
            <text:p>Day to</text:p>
          </table:table-cell>
          <table:covered-table-cell table:style-name="ce257"/>
          <table:covered-table-cell table:style-name="ce263"/>
          <table:table-cell table:style-name="ce243" office:value-type="string" calcext:value-type="string">
            <text:p>Images to Compare</text:p>
          </table:table-cell>
          <table:table-cell table:style-name="ce243" office:value-type="string" calcext:value-type="string">
            <text:p>Theme</text:p>
          </table:table-cell>
          <table:table-cell table:style-name="ce243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303" table:number-columns-repeated="45"/>
        </table:table-row>
        <table:table-row table:style-name="ro4">
          <table:table-cell table:style-name="ce357" office:value-type="string" calcext:value-type="string">
            <text:p>Num</text:p>
          </table:table-cell>
          <table:table-cell table:style-name="ce257" office:value-type="string" calcext:value-type="string" table:number-columns-spanned="3" table:number-rows-spanned="1">
            <text:p>Drip It</text:p>
          </table:table-cell>
          <table:covered-table-cell table:style-name="ce257"/>
          <table:covered-table-cell table:style-name="ce263"/>
          <table:table-cell table:style-name="ce243" office:value-type="string" calcext:value-type="string">
            <text:p>and Post</text:p>
          </table:table-cell>
          <table:table-cell table:style-name="ce193" office:value-type="string" calcext:value-type="string">
            <text:p>- XYZ -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style-name="ce303" table:number-columns-repeated="44"/>
        </table:table-row>
        <table:table-row table:style-name="ro5">
          <table:table-cell table:style-name="ce351" office:value-type="float" office:value="1" calcext:value-type="float">
            <text:p>1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string" calcext:value-type="string">
            <text:p>Mon</text:p>
          </table:table-cell>
          <table:table-cell table:style-name="ce363" office:value-type="date" office:date-value="2019-12-09" calcext:value-type="date">
            <text:p>12-09</text:p>
          </table:table-cell>
          <table:table-cell table:style-name="ce368" office:value-type="string" calcext:value-type="string">
            <text:p><text:span text:style-name="T40">George Washington &amp; </text:span><text:span text:style-name="T41">Joe Biden – 1/8</text:span></text:p>
          </table:table-cell>
          <table:table-cell table:style-name="ce241" office:value-type="string" calcext:value-type="string">
            <text:p>Colorfully Warm</text:p>
          </table:table-cell>
          <table:table-cell table:style-name="ce343" office:value-type="string" calcext:value-type="string">
            <text:p>VPP book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5">
          <table:table-cell table:style-name="ce351" office:value-type="float" office:value="2" calcext:value-type="float">
            <text:p>2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string" calcext:value-type="string">
            <text:p>Mon</text:p>
          </table:table-cell>
          <table:table-cell table:style-name="ce363" office:value-type="date" office:date-value="2019-12-09" calcext:value-type="date">
            <text:p>12-09</text:p>
          </table:table-cell>
          <table:table-cell table:style-name="ce244" office:value-type="string" calcext:value-type="string">
            <text:p>George Washington – Image only – 01a</text:p>
          </table:table-cell>
          <table:table-cell table:style-name="ce241" office:value-type="string" calcext:value-type="string">
            <text:p>Colorfully Warm</text:p>
          </table:table-cell>
          <table:table-cell table:style-name="ce512" office:value-type="string" calcext:value-type="string">
            <text:p>image on so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5">
          <table:table-cell table:style-name="ce351" office:value-type="float" office:value="3" calcext:value-type="float">
            <text:p>3</text:p>
          </table:table-cell>
          <table:table-cell table:style-name="ce359" office:value-type="float" office:value="2" calcext:value-type="float">
            <text:p>2</text:p>
          </table:table-cell>
          <table:table-cell table:style-name="ce350" office:value-type="string" calcext:value-type="string">
            <text:p>Tue</text:p>
          </table:table-cell>
          <table:table-cell table:style-name="ce363" office:value-type="date" office:date-value="2019-12-10" calcext:value-type="date">
            <text:p>12-10</text:p>
          </table:table-cell>
          <table:table-cell table:style-name="ce244" office:value-type="string" calcext:value-type="string">
            <text:p>Joe Biden – image only – 01b</text:p>
          </table:table-cell>
          <table:table-cell table:style-name="ce241" office:value-type="string" calcext:value-type="string">
            <text:p>Colorfully Warm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51" office:value-type="float" office:value="4" calcext:value-type="float">
            <text:p>4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Tue</text:p>
          </table:table-cell>
          <table:table-cell table:style-name="ce363" office:value-type="date" office:date-value="2019-12-10" calcext:value-type="date">
            <text:p>12-10</text:p>
          </table:table-cell>
          <table:table-cell table:style-name="ce244" office:value-type="string" calcext:value-type="string">
            <text:p>Amy Klobuchar – image only – 01c</text:p>
          </table:table-cell>
          <table:table-cell table:style-name="ce241" office:value-type="string" calcext:value-type="string">
            <text:p>Colorfully Warm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351" table:number-columns-repeated="3"/>
          <table:table-cell table:style-name="ce364"/>
          <table:table-cell table:style-name="Default"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5" calcext:value-type="float">
            <text:p>5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1" calcext:value-type="date">
            <text:p>12-11</text:p>
          </table:table-cell>
          <table:table-cell table:style-name="ce369" office:value-type="string" calcext:value-type="string">
            <text:p><text:span text:style-name="T40">Alexander Hamilton &amp; </text:span><text:span text:style-name="T4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351" office:value-type="float" office:value="6" calcext:value-type="float">
            <text:p>6</text:p>
          </table:table-cell>
          <table:table-cell table:style-name="ce351" office:value-type="float" office:value="3" calcext:value-type="float">
            <text:p>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351" office:value-type="float" office:value="7" calcext:value-type="float">
            <text:p>7</text:p>
          </table:table-cell>
          <table:table-cell table:style-name="ce351" office:value-type="float" office:value="4" calcext:value-type="float">
            <text:p>4</text:p>
          </table:table-cell>
          <table:table-cell table:style-name="ce359" office:value-type="string" calcext:value-type="string">
            <text:p>Thu</text:p>
          </table:table-cell>
          <table:table-cell table:style-name="ce36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358" table:number-columns-repeated="3"/>
          <table:table-cell table:style-name="ce366"/>
          <table:table-cell table:style-name="ce370" table:number-columns-repeated="3"/>
          <table:table-cell table:style-name="ce516"/>
          <table:table-cell table:style-name="ce520"/>
          <table:table-cell table:style-name="ce516"/>
          <table:table-cell table:style-name="ce520"/>
          <table:table-cell table:style-name="ce516"/>
          <table:table-cell table:style-name="ce520"/>
          <table:table-cell table:style-name="ce516"/>
          <table:table-cell table:style-name="ce520"/>
          <table:table-cell table:style-name="ce516"/>
          <table:table-cell table:style-name="ce520"/>
          <table:table-cell table:style-name="ce233"/>
          <table:table-cell table:style-name="ce520"/>
          <table:table-cell table:style-name="ce370" table:number-columns-repeated="45"/>
        </table:table-row>
        <table:table-row table:style-name="ro11">
          <table:table-cell table:style-name="ce351" office:value-type="float" office:value="8" calcext:value-type="float">
            <text:p>8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Thu</text:p>
          </table:table-cell>
          <table:table-cell table:style-name="ce365" office:value-type="date" office:date-value="2019-12-12" calcext:value-type="date">
            <text:p>12-12</text:p>
          </table:table-cell>
          <table:table-cell table:style-name="ce36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351" office:value-type="float" office:value="9" calcext:value-type="float">
            <text:p>9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Thu</text:p>
          </table:table-cell>
          <table:table-cell table:style-name="ce36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351" office:value-type="float" office:value="10" calcext:value-type="float">
            <text:p>10</text:p>
          </table:table-cell>
          <table:table-cell table:style-name="ce358" office:value-type="float" office:value="5" calcext:value-type="float">
            <text:p>5</text:p>
          </table:table-cell>
          <table:table-cell table:style-name="ce351" office:value-type="string" calcext:value-type="string">
            <text:p>Fri</text:p>
          </table:table-cell>
          <table:table-cell table:style-name="ce36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1" calcext:value-type="float">
            <text:p>11</text:p>
          </table:table-cell>
          <table:table-cell table:style-name="ce358" office:value-type="float" office:value="5" calcext:value-type="float">
            <text:p>5</text:p>
          </table:table-cell>
          <table:table-cell table:style-name="ce351" office:value-type="string" calcext:value-type="string">
            <text:p>Sat</text:p>
          </table:table-cell>
          <table:table-cell table:style-name="ce36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8"/>
          <table:table-cell table:style-name="ce351"/>
          <table:table-cell table:style-name="ce364"/>
          <table:table-cell table:number-columns-repeated="2"/>
          <table:table-cell table:style-name="ce34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table:number-columns-repeated="3"/>
          <table:table-cell table:style-name="ce364"/>
          <table:table-cell table:style-name="Default"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12" calcext:value-type="float">
            <text:p>12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16" calcext:value-type="date">
            <text:p>12-16</text:p>
          </table:table-cell>
          <table:table-cell table:style-name="ce369" office:value-type="string" calcext:value-type="string">
            <text:p><text:span text:style-name="T40">Patrick Henry &amp; </text:span><text:span text:style-name="T4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3" calcext:value-type="float">
            <text:p>13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351" office:value-type="float" office:value="14" calcext:value-type="float">
            <text:p>14</text:p>
          </table:table-cell>
          <table:table-cell table:style-name="ce351" office:value-type="float" office:value="7" calcext:value-type="float">
            <text:p>7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15" calcext:value-type="float">
            <text:p>15</text:p>
          </table:table-cell>
          <table:table-cell table:style-name="ce351" office:value-type="float" office:value="7" calcext:value-type="float">
            <text:p>7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17" calcext:value-type="date">
            <text:p>12-17</text:p>
          </table:table-cell>
          <table:table-cell table:style-name="ce36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351" office:value-type="float" office:value="16" calcext:value-type="float">
            <text:p>16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351" office:value-type="float" office:value="17" calcext:value-type="float">
            <text:p>1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20H40M00S" calcext:value-type="time">
            <text:p>08:4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8" calcext:value-type="float">
            <text:p>18</text:p>
          </table:table-cell>
          <table:table-cell table:style-name="ce351" office:value-type="float" office:value="9" calcext:value-type="float">
            <text:p>9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9" calcext:value-type="float">
            <text:p>19</text:p>
          </table:table-cell>
          <table:table-cell table:style-name="ce351" office:value-type="float" office:value="9" calcext:value-type="float">
            <text:p>9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6H50M00S" calcext:value-type="time">
            <text:p>04:5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351" office:value-type="float" office:value="20" calcext:value-type="float">
            <text:p>20</text:p>
          </table:table-cell>
          <table:table-cell table:style-name="ce351" office:value-type="float" office:value="10" calcext:value-type="float">
            <text:p>10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351" office:value-type="float" office:value="21" calcext:value-type="float">
            <text:p>21</text:p>
          </table:table-cell>
          <table:table-cell table:style-name="ce351" office:value-type="float" office:value="10" calcext:value-type="float">
            <text:p>10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45M00S" calcext:value-type="time">
            <text:p>03:4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351" table:number-columns-repeated="2"/>
          <table:table-cell table:style-name="ce359"/>
          <table:table-cell table:style-name="ce365"/>
          <table:table-cell table:number-columns-repeated="2"/>
          <table:table-cell table:style-name="ce343"/>
          <table:table-cell table:style-name="ce515"/>
          <table:table-cell table:style-name="ce519"/>
          <table:table-cell table:style-name="ce514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table:number-columns-repeated="3"/>
          <table:table-cell table:style-name="ce364"/>
          <table:table-cell table:style-name="Default" table:number-columns-repeated="3"/>
          <table:table-cell table:style-name="ce515"/>
          <table:table-cell table:style-name="ce519"/>
          <table:table-cell table:style-name="ce514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8" office:value-type="float" office:value="22" calcext:value-type="float">
            <text:p>22</text:p>
          </table:table-cell>
          <table:table-cell table:style-name="ce360" office:value-type="float" office:value="11" calcext:value-type="float">
            <text:p>11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23" calcext:value-type="date">
            <text:p>12-23</text:p>
          </table:table-cell>
          <table:table-cell table:style-name="ce371" office:value-type="string" calcext:value-type="string">
            <text:p>Ben Franklin &amp; Cory Booker – 6/8</text:p>
          </table:table-cell>
          <table:table-cell table:style-name="ce438" office:value-type="string" calcext:value-type="string">
            <text:p>Lifelong Learners’</text:p>
          </table:table-cell>
          <table:table-cell table:style-name="ce512" office:value-type="string" calcext:value-type="string">
            <text:p>image on so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4" office:value-type="date" office:date-value="2019-12-28" calcext:value-type="date">
            <text:p>2019-12-28</text:p>
          </table:table-cell>
          <table:table-cell table:style-name="ce519" office:value-type="time" office:time-value="PT10H40M00S" calcext:value-type="time">
            <text:p>10:40 A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370" office:value-type="string" calcext:value-type="string">
            <text:p>seeourminds.com/image/4900-politicians-founding_fathers/4902/</text:p>
          </table:table-cell>
          <table:table-cell table:style-name="ce370" table:number-columns-repeated="44"/>
        </table:table-row>
        <table:table-row table:style-name="ro11">
          <table:table-cell table:style-name="ce351" office:value-type="float" office:value="23" calcext:value-type="float">
            <text:p>23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12" office:value-type="string" calcext:value-type="string">
            <text:p>image on so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4" office:value-type="date" office:date-value="2019-12-28" calcext:value-type="date">
            <text:p>2019-12-28</text:p>
          </table:table-cell>
          <table:table-cell table:style-name="ce519" office:value-type="time" office:time-value="PT18H35M00S" calcext:value-type="time">
            <text:p>06:35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37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351" office:value-type="float" office:value="24" calcext:value-type="float">
            <text:p>24</text:p>
          </table:table-cell>
          <table:table-cell table:style-name="ce359" office:value-type="float" office:value="12" calcext:value-type="float">
            <text:p>12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9" calcext:value-type="date">
            <text:p>2019-12-29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4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25" calcext:value-type="float">
            <text:p>25</text:p>
          </table:table-cell>
          <table:table-cell table:style-name="ce359" office:value-type="float" office:value="12" calcext:value-type="float">
            <text:p>12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24" calcext:value-type="date">
            <text:p>12-24</text:p>
          </table:table-cell>
          <table:table-cell table:style-name="ce369" office:value-type="string" calcext:value-type="string">
            <text:p><text:span text:style-name="T40">Daenerys Stormborn &amp; </text:span><text:span text:style-name="T4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9" calcext:value-type="date">
            <text:p>2019-12-29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351" office:value-type="float" office:value="26" calcext:value-type="float">
            <text:p>26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30" calcext:value-type="date">
            <text:p>2019-12-30</text:p>
          </table:table-cell>
          <table:table-cell table:style-name="ce519" office:value-type="time" office:time-value="PT10H30M00S" calcext:value-type="time">
            <text:p>10:30 A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351" office:value-type="float" office:value="27" calcext:value-type="float">
            <text:p>27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30" calcext:value-type="date">
            <text:p>2019-12-30</text:p>
          </table:table-cell>
          <table:table-cell table:style-name="ce519" office:value-type="time" office:time-value="PT16H20M00S" calcext:value-type="time">
            <text:p>04:2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2"/>
          <table:table-cell table:style-name="ce34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28" calcext:value-type="float">
            <text:p>28</text:p>
          </table:table-cell>
          <table:table-cell table:style-name="ce359" office:value-type="float" office:value="14" calcext:value-type="float">
            <text:p>14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26" calcext:value-type="date">
            <text:p>12-26</text:p>
          </table:table-cell>
          <table:table-cell table:style-name="ce36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514" office:value-type="date" office:date-value="2019-12-31" calcext:value-type="date">
            <text:p>2019-12-31</text:p>
          </table:table-cell>
          <table:table-cell table:style-name="ce519" office:value-type="time" office:time-value="PT09H05M00S" calcext:value-type="time">
            <text:p>09:05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351" office:value-type="float" office:value="29" calcext:value-type="float">
            <text:p>29</text:p>
          </table:table-cell>
          <table:table-cell table:style-name="ce359" office:value-type="float" office:value="14" calcext:value-type="float">
            <text:p>14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514" office:value-type="date" office:date-value="2019-12-31" calcext:value-type="date">
            <text:p>2019-12-31</text:p>
          </table:table-cell>
          <table:table-cell table:style-name="ce519" office:value-type="time" office:time-value="PT19H30M00S" calcext:value-type="time">
            <text:p>07:3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358" office:value-type="float" office:value="30" calcext:value-type="float">
            <text:p>30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20-01-01" calcext:value-type="date">
            <text:p>2020-01-01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370" table:number-columns-repeated="45"/>
        </table:table-row>
        <table:table-row table:style-name="ro11">
          <table:table-cell table:style-name="ce351" office:value-type="float" office:value="31" calcext:value-type="float">
            <text:p>31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20-01-02" calcext:value-type="date">
            <text:p>2020-01-02</text:p>
          </table:table-cell>
          <table:table-cell table:style-name="ce519" office:value-type="time" office:time-value="PT19H20M00S" calcext:value-type="time">
            <text:p>07:2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21.5" calcext:value-type="float">
            <text:p>21.5</text:p>
          </table:table-cell>
          <table:table-cell table:style-name="ce351" office:value-type="float" office:value="10.5" calcext:value-type="float">
            <text:p>10.5</text:p>
          </table:table-cell>
          <table:table-cell table:style-name="ce359" office:value-type="string" calcext:value-type="string">
            <text:p>Sun</text:p>
          </table:table-cell>
          <table:table-cell table:style-name="ce36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groja.com/about</text:p>
          </table:table-cell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 table:number-rows-repeated="34">
          <table:table-cell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 table:number-rows-repeated="25">
          <table:table-cell/>
          <table:table-cell table:style-name="ce359" table:number-columns-repeated="2"/>
          <table:table-cell table:number-columns-repeated="5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227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05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196" office:value-type="string" calcext:value-type="string">
            <text:p>Where</text:p>
          </table:table-cell>
          <table:table-cell table:style-name="ce196" office:value-type="string" calcext:value-type="string">
            <text:p>What</text:p>
          </table:table-cell>
          <table:table-cell table:style-name="ce193" office:value-type="string" calcext:value-type="string">
            <text:p>Date</text:p>
          </table:table-cell>
          <table:table-cell table:style-name="ce196" office:value-type="string" calcext:value-type="string">
            <text:p>Comments</text:p>
          </table:table-cell>
          <table:table-cell table:style-name="ce196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5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5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5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5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215"/>
        <table:table-column table:style-name="co64" table:default-cell-style-name="Default"/>
        <table:table-column table:style-name="co5" table:default-cell-style-name="ce227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213"/>
          <table:table-cell table:style-name="ce227"/>
          <table:table-cell/>
          <table:table-cell table:style-name="ce227"/>
          <table:table-cell table:style-name="ce242"/>
          <table:table-cell table:style-name="ce212" table:number-columns-repeated="2"/>
          <table:table-cell table:style-name="ce275" office:value-type="string" calcext:value-type="string">
            <text:p>Relationships – The Daily Drip</text:p>
          </table:table-cell>
          <table:table-cell table:style-name="ce212" table:number-columns-repeated="10"/>
          <table:table-cell table:style-name="ce199"/>
        </table:table-row>
        <table:table-row table:style-name="ro4">
          <table:table-cell table:style-name="Default"/>
          <table:table-cell table:style-name="ce193" office:value-type="string" calcext:value-type="string">
            <text:p>Post</text:p>
          </table:table-cell>
          <table:table-cell table:style-name="ce193" office:value-type="string" calcext:value-type="string" table:number-columns-spanned="2" table:number-rows-spanned="1">
            <text:p>Day to</text:p>
          </table:table-cell>
          <table:covered-table-cell table:style-name="ce227"/>
          <table:table-cell table:style-name="ce242"/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/>
        </table:table-row>
        <table:table-row table:style-name="ro4">
          <table:table-cell table:style-name="ce214" office:value-type="string" calcext:value-type="string">
            <text:p>Week</text:p>
          </table:table-cell>
          <table:table-cell table:style-name="ce193" office:value-type="string" calcext:value-type="string">
            <text:p>No.</text:p>
          </table:table-cell>
          <table:table-cell table:style-name="ce193" office:value-type="string" calcext:value-type="string" table:number-columns-spanned="2" table:number-rows-spanned="1">
            <text:p>Drip It</text:p>
          </table:table-cell>
          <table:covered-table-cell table:style-name="ce193"/>
          <table:table-cell table:style-name="ce243" office:value-type="string" calcext:value-type="string">
            <text:p>Image Content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26" office:value-type="string" calcext:value-type="string">
            <text:p>Jon Snow and Ygritte</text:p>
          </table:table-cell>
          <table:table-cell/>
          <table:table-cell table:style-name="ce227"/>
          <table:table-cell table:style-name="ce244"/>
          <table:table-cell table:style-name="ce527"/>
          <table:table-cell table:style-name="ce257" table:number-columns-repeated="12"/>
          <table:table-cell table:style-name="ce291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37" office:value-type="date" office:date-value="2020-05-04" calcext:value-type="date">
            <text:p>05-04</text:p>
          </table:table-cell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37" office:value-type="date" office:date-value="2020-05-05" calcext:value-type="date">
            <text:p>05-05</text:p>
          </table:table-cell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37" office:value-type="date" office:date-value="2020-05-07" calcext:value-type="date">
            <text:p>05-07</text:p>
          </table:table-cell>
          <table:table-cell table:style-name="ce248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/>
          <table:table-cell table:style-name="ce227"/>
          <table:table-cell/>
          <table:table-cell table:style-name="ce237"/>
          <table:table-cell table:style-name="ce248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26" office:value-type="string" calcext:value-type="string">
            <text:p>Lucy and Ricky Ricardo</text:p>
          </table:table-cell>
          <table:table-cell/>
          <table:table-cell table:style-name="ce227"/>
          <table:table-cell table:style-name="ce244"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Mon</text:p>
          </table:table-cell>
          <table:table-cell table:style-name="ce237"/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Tue</text:p>
          </table:table-cell>
          <table:table-cell table:style-name="ce237"/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Wed</text:p>
          </table:table-cell>
          <table:table-cell table:style-name="ce237"/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Thu</text:p>
          </table:table-cell>
          <table:table-cell table:style-name="ce237"/>
          <table:table-cell table:style-name="ce248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2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2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2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2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2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2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213"/>
        <table:table-column table:style-name="co67" table:default-cell-style-name="ce242"/>
        <table:table-column table:style-name="co25" table:default-cell-style-name="ce212"/>
        <table:table-column table:style-name="co5" table:number-columns-repeated="10" table:default-cell-style-name="ce212"/>
        <table:table-column table:style-name="co68" table:default-cell-style-name="ce199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275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225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 table:style-name="ce214"/>
          <table:table-cell/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/>
          <table:table-cell table:number-columns-repeated="50"/>
        </table:table-row>
        <table:table-row table:style-name="ro4">
          <table:table-cell table:style-name="ce193" office:value-type="string" calcext:value-type="string">
            <text:p>Step</text:p>
          </table:table-cell>
          <table:table-cell table:style-name="ce243" office:value-type="string" calcext:value-type="string">
            <text:p>Image Content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44"/>
          <table:table-cell table:style-name="ce257" table:number-columns-repeated="11"/>
          <table:table-cell table:style-name="ce291"/>
          <table:table-cell table:number-columns-repeated="50"/>
        </table:table-row>
        <table:table-row table:style-name="ro4">
          <table:table-cell/>
          <table:table-cell table:style-name="ce244" office:value-type="string" calcext:value-type="string">
            <text:p>Introduce process</text:p>
          </table:table-cell>
          <table:table-cell table:style-name="ce199"/>
          <table:table-cell table:style-name="ce257" table:number-columns-repeated="10"/>
          <table:table-cell table:style-name="ce291"/>
          <table:table-cell table:number-columns-repeated="50"/>
        </table:table-row>
        <table:table-row table:style-name="ro4">
          <table:table-cell table:style-name="ce225"/>
          <table:table-cell table:style-name="ce247" office:value-type="string" calcext:value-type="string">
            <text:p>Aspects of process evolve over time – Tom H 1987</text:p>
          </table:table-cell>
          <table:table-cell table:style-name="ce199"/>
          <table:table-cell table:style-name="ce257" table:number-columns-repeated="10"/>
          <table:table-cell table:style-name="ce291"/>
          <table:table-cell table:number-columns-repeated="50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Research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Friends → Movies → Books – Alexander Hamilton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number-columns-repeated="2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Quiz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MBTI Criticisim Sandwich – Tom H MBTI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11">
          <table:table-cell table:style-name="ce226" office:value-type="float" office:value="3" calcext:value-type="float">
            <text:p>3</text:p>
          </table:table-cell>
          <table:table-cell table:style-name="ce247"/>
          <table:table-cell table:style-name="ce199"/>
          <table:table-cell table:number-columns-repeated="10"/>
          <table:table-cell table:style-name="ce212"/>
          <table:table-cell table:number-columns-repeated="50"/>
        </table:table-row>
        <table:table-row table:style-name="ro4">
          <table:table-cell/>
          <table:table-cell table:style-name="ce244" office:value-type="string" calcext:value-type="string">
            <text:p>Groja Program</text:p>
          </table:table-cell>
          <table:table-cell table:style-name="ce257"/>
          <table:table-cell table:number-columns-repeated="10"/>
          <table:table-cell table:style-name="ce212"/>
          <table:table-cell table:number-columns-repeated="50"/>
        </table:table-row>
        <table:table-row table:style-name="ro4">
          <table:table-cell table:style-name="ce225"/>
          <table:table-cell table:style-name="ce247" office:value-type="string" calcext:value-type="string">
            <text:p>Story and example</text:p>
          </table:table-cell>
          <table:table-cell table:style-name="ce199"/>
          <table:table-cell table:number-columns-repeated="10"/>
          <table:table-cell table:style-name="ce212"/>
          <table:table-cell table:number-columns-repeated="50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Post to Sites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Story and example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Ebooks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Story and example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/>
          <table:table-cell table:style-name="ce244" office:value-type="string" calcext:value-type="string">
            <text:p>Promotion</text:p>
          </table:table-cell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 table:style-name="ce225"/>
          <table:table-cell table:style-name="ce247" office:value-type="string" calcext:value-type="string">
            <text:p>Story and example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style-name="ce224"/>
          <table:table-cell table:style-name="ce247" office:value-type="string" calcext:value-type="string">
            <text:p>Summary</text:p>
          </table:table-cell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style-name="ce224"/>
          <table:table-cell table:style-name="ce247"/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11">
          <table:table-cell table:style-name="ce226"/>
          <table:table-cell table:style-name="ce247"/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 table:number-rows-repeated="5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4">
          <table:table-cell/>
          <table:table-cell table:style-name="ce244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4">
          <table:table-cell table:style-name="ce225"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11">
          <table:table-cell table:style-name="ce226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">
          <table:table-cell table:style-name="ce224"/>
          <table:table-cell table:style-name="ce247"/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 table:number-rows-repeated="4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/>
          <table:table-cell table:style-name="ce244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 table:style-name="ce225"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number-columns-repeated="2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3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11" table:number-rows-repeated="4">
          <table:table-cell table:style-name="ce226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11">
          <table:table-cell table:style-name="ce226"/>
          <table:table-cell table:number-columns-repeated="2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11" table:number-rows-repeated="3">
          <table:table-cell table:style-name="ce226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 table:number-rows-repeated="7">
          <table:table-cell table:style-name="ce224"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52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289"/>
          <table:table-cell/>
          <table:table-cell table:style-name="ce289"/>
          <table:table-cell/>
          <table:table-cell table:style-name="ce289"/>
          <table:table-cell/>
          <table:table-cell table:style-name="ce28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289"/>
          <table:table-cell/>
          <table:table-cell table:style-name="ce28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196"/>
        <table:table-column table:style-name="co69" table:default-cell-style-name="Default"/>
        <table:table-column table:style-name="co70" table:default-cell-style-name="ce227"/>
        <table:table-column table:style-name="co5" table:number-columns-repeated="4" table:default-cell-style-name="ce227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205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6"/>
          <table:table-cell table:style-name="ce193" office:value-type="string" calcext:value-type="string">
            <text:p>Email or</text:p>
          </table:table-cell>
          <table:table-cell table:style-name="ce193" office:value-type="string" calcext:value-type="string" table:number-columns-spanned="2" table:number-rows-spanned="1">
            <text:p>Sent</text:p>
          </table:table-cell>
          <table:covered-table-cell table:style-name="ce193"/>
          <table:table-cell table:style-name="ce193" office:value-type="string" calcext:value-type="string" table:number-columns-spanned="2" table:number-rows-spanned="1">
            <text:p>Received</text:p>
          </table:table-cell>
          <table:covered-table-cell table:style-name="ce193"/>
          <table:table-cell table:style-name="ce196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196" office:value-type="string" calcext:value-type="string">
            <text:p>Person</text:p>
          </table:table-cell>
          <table:table-cell table:style-name="ce193" office:value-type="string" calcext:value-type="string">
            <text:p>Sit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6" office:value-type="string" calcext:value-type="string">
            <text:p>Comments</text:p>
          </table:table-cell>
          <table:table-cell table:style-name="ce196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34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1:37:26.90332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5T12:19:56.046156558</dc:date>
    <meta:editing-duration>P112DT15H33M58S</meta:editing-duration>
    <meta:editing-cycles>1410</meta:editing-cycles>
    <meta:document-statistic meta:table-count="11" meta:cell-count="2899" meta:object-count="0"/>
  </office:meta>
</office:document-meta>
</file>